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2.282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2.503cm"/>
    </style:style>
    <style:style style:name="co4" style:family="table-column">
      <style:table-column-properties fo:break-before="auto" style:column-width="2.194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931cm"/>
    </style:style>
    <style:style style:name="co7" style:family="table-column">
      <style:table-column-properties fo:break-before="auto" style:column-width="1.976cm"/>
    </style:style>
    <style:style style:name="co8" style:family="table-column">
      <style:table-column-properties fo:break-before="auto" style:column-width="1.909cm"/>
    </style:style>
    <style:style style:name="co9" style:family="table-column">
      <style:table-column-properties fo:break-before="auto" style:column-width="1.997cm"/>
    </style:style>
    <style:style style:name="co10" style:family="table-column">
      <style:table-column-properties fo:break-before="auto" style:column-width="2.238cm"/>
    </style:style>
    <style:style style:name="co11" style:family="table-column">
      <style:table-column-properties fo:break-before="auto" style:column-width="1.536cm"/>
    </style:style>
    <style:style style:name="co12" style:family="table-column">
      <style:table-column-properties fo:break-before="auto" style:column-width="2.085cm"/>
    </style:style>
    <style:style style:name="co13" style:family="table-column">
      <style:table-column-properties fo:break-before="auto" style:column-width="1.711cm"/>
    </style:style>
    <style:style style:name="co14" style:family="table-column">
      <style:table-column-properties fo:break-before="auto" style:column-width="2.217cm"/>
    </style:style>
    <style:style style:name="co15" style:family="table-column">
      <style:table-column-properties fo:break-before="auto" style:column-width="1.953cm"/>
    </style:style>
    <style:style style:name="co16" style:family="table-column">
      <style:table-column-properties fo:break-before="auto" style:column-width="1.602cm"/>
    </style:style>
    <style:style style:name="co17" style:family="table-column">
      <style:table-column-properties fo:break-before="auto" style:column-width="1.558cm"/>
    </style:style>
    <style:style style:name="co18" style:family="table-column">
      <style:table-column-properties fo:break-before="auto" style:column-width="2.415cm"/>
    </style:style>
    <style:style style:name="co19" style:family="table-column">
      <style:table-column-properties fo:break-before="auto" style:column-width="3.358cm"/>
    </style:style>
    <style:style style:name="co20" style:family="table-column">
      <style:table-column-properties fo:break-before="auto" style:column-width="3.381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882cm" fo:break-before="auto" style:use-optimal-row-height="false"/>
    </style:style>
    <style:style style:name="ro4" style:family="table-row">
      <style:table-row-properties style:row-height="2.469cm" fo:break-before="auto" style:use-optimal-row-height="false"/>
    </style:style>
    <style:style style:name="ro5" style:family="table-row">
      <style:table-row-properties style:row-height="1.24cm" fo:break-before="auto" style:use-optimal-row-height="false"/>
    </style:style>
    <style:style style:name="ro6" style:family="table-row">
      <style:table-row-properties style:row-height="0.538cm" fo:break-before="auto" style:use-optimal-row-height="false"/>
    </style:style>
    <style:style style:name="ro7" style:family="table-row">
      <style:table-row-properties style:row-height="0.529cm" fo:break-before="page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617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ta1" style:family="table" style:master-page-name="PageStyle_5f_11-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一般_5f_作業要點之表" style:data-style-name="N16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padding="0.071cm"/>
    </style:style>
    <style:style style:name="T1" style:family="text">
      <style:text-properties style:use-window-font-color="true" style:font-name="Times New Roman1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1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細明體"/>
    </style:style>
    <style:style style:name="T3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1" style:font-name-complex="Times New Roman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1-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" table:default-cell-style-name="ce13"/>
        <table:table-column table:style-name="co7" table:default-cell-style-name="ce13"/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8" table:default-cell-style-name="ce13"/>
        <table:table-column table:style-name="co15" table:default-cell-style-name="ce13"/>
        <table:table-column table:style-name="co8" table:default-cell-style-name="ce13"/>
        <table:table-column table:style-name="co10" table:default-cell-style-name="ce13"/>
        <table:table-column table:style-name="co13" table:default-cell-style-name="ce13"/>
        <table:table-column table:style-name="co16" table:default-cell-style-name="ce13"/>
        <table:table-column table:style-name="co9" table:default-cell-style-name="ce13"/>
        <table:table-column table:style-name="co4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16127"/>
        <table:table-header-rows>
          <table:table-row table:style-name="ro1">
            <table:table-cell table:style-name="ce1" office:value-type="string" calcext:value-type="string" table:number-columns-spanned="33" table:number-rows-spanned="1">
              <text:p>各縣市遷入人數、遷出人數及淨遷徙人數按性別分</text:p>
            </table:table-cell>
            <table:covered-table-cell table:number-columns-repeated="32" table:style-name="ce1"/>
            <table:table-cell table:style-name="ce2" table:number-columns-repeated="16351"/>
          </table:table-row>
          <table:table-row table:style-name="ro2">
            <table:table-cell table:style-name="ce2"/>
            <table:table-cell table:style-name="ce14"/>
            <table:table-cell table:style-name="ce22" table:number-columns-repeated="10"/>
            <table:table-cell table:style-name="ce36" office:value-type="string" calcext:value-type="string" table:number-columns-spanned="9" table:number-rows-spanned="1">
              <text:p>中 華 民 國 114 年 3 月 份</text:p>
            </table:table-cell>
            <table:covered-table-cell table:number-columns-repeated="8" table:style-name="ce36"/>
            <table:table-cell table:style-name="ce22"/>
            <table:table-cell table:style-name="ce38" table:number-columns-repeated="2"/>
            <table:table-cell table:style-name="ce22" table:number-columns-repeated="8"/>
            <table:table-cell table:style-name="ce40" office:value-type="string" calcext:value-type="string">
              <text:p><text:s text:c="4"/>單位：人</text:p>
            </table:table-cell>
            <table:table-cell table:style-name="ce2" table:number-columns-repeated="16351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15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23" office:value-type="string" calcext:value-type="string" table:number-columns-spanned="15" table:number-rows-spanned="1">
              <text:p>遷　　　　　　　入　　　　　　　人　　　　　　　數</text:p>
            </table:table-cell>
            <table:covered-table-cell table:number-columns-repeated="14" table:style-name="ce23"/>
            <table:table-cell table:style-name="ce37" office:value-type="string" calcext:value-type="string" table:number-columns-spanned="15" table:number-rows-spanned="1">
              <text:p>遷　　　　　　　出　　　　　　　人　　　　　　　數</text:p>
            </table:table-cell>
            <table:covered-table-cell table:number-columns-repeated="14" table:style-name="ce37"/>
            <table:table-cell table:style-name="ce41" office:value-type="string" calcext:value-type="string" table:number-columns-spanned="1" table:number-rows-spanned="3">
              <text:p>淨 </text:p>
              <text:p>遷</text:p>
              <text:p>徙 </text:p>
              <text:p>人 </text:p>
              <text:p>數</text:p>
            </table:table-cell>
            <table:table-cell table:number-columns-repeated="224"/>
          </table:table-row>
          <table:table-row table:style-name="ro3">
            <table:covered-table-cell table:style-name="ce3"/>
            <table:covered-table-cell table:style-name="ce15"/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自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往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41"/>
            <table:table-cell table:number-columns-repeated="224"/>
          </table:table-row>
          <table:table-row table:style-name="ro4">
            <table:covered-table-cell table:style-name="ce3"/>
            <table:covered-table-cell table:style-name="ce15"/>
            <table:covered-table-cell table:number-columns-repeated="2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24"/>
            <table:covered-table-cell table:style-name="ce41"/>
            <table:table-cell table:number-columns-repeated="224"/>
          </table:table-row>
          <table:table-row table:style-name="ro5">
            <table:covered-table-cell table:style-name="ce3"/>
            <table:covered-table-cell table:style-name="ce15"/>
            <table:covered-table-cell table:number-columns-repeated="30" table:style-name="ce24"/>
            <table:table-cell table:style-name="ce42" office:value-type="string" calcext:value-type="string">
              <text:p><text:span text:style-name="T1">(</text:span><text:span text:style-name="T2">遷入–遷出</text:span><text:span text:style-name="T3">)</text:span></text:p>
            </table:table-cell>
            <table:table-cell table:number-columns-repeated="224"/>
          </table:table-row>
        </table:table-header-rows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172334" calcext:value-type="float">
            <text:p><text:s text:c="3"/>172,334</text:p>
          </table:table-cell>
          <table:table-cell table:style-name="ce25" office:value-type="float" office:value="3206" calcext:value-type="float">
            <text:p><text:s text:c="3"/>3,206</text:p>
          </table:table-cell>
          <table:table-cell table:style-name="ce25" office:value-type="float" office:value="15082" calcext:value-type="float">
            <text:p><text:s text:c="3"/>15,082</text:p>
          </table:table-cell>
          <table:table-cell table:style-name="ce25" office:value-type="float" office:value="18911" calcext:value-type="float">
            <text:p><text:s text:c="3"/>18,911</text:p>
          </table:table-cell>
          <table:table-cell table:style-name="ce25" office:value-type="float" office:value="6253" calcext:value-type="float">
            <text:p><text:s text:c="3"/>6,253</text:p>
          </table:table-cell>
          <table:table-cell table:style-name="ce25" office:value-type="float" office:value="6004" calcext:value-type="float">
            <text:p><text:s text:c="3"/>6,004</text:p>
          </table:table-cell>
          <table:table-cell table:style-name="ce25" office:value-type="float" office:value="3630" calcext:value-type="float">
            <text:p><text:s text:c="3"/>3,630</text:p>
          </table:table-cell>
          <table:table-cell table:style-name="ce25" office:value-type="float" office:value="5669" calcext:value-type="float">
            <text:p><text:s text:c="3"/>5,669</text:p>
          </table:table-cell>
          <table:table-cell table:style-name="ce25" office:value-type="float" office:value="17071" calcext:value-type="float">
            <text:p><text:s text:c="3"/>17,071</text:p>
          </table:table-cell>
          <table:table-cell table:style-name="ce25" office:value-type="float" office:value="1503" calcext:value-type="float">
            <text:p><text:s text:c="3"/>1,503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7619" calcext:value-type="float">
            <text:p><text:s text:c="3"/>7,619</text:p>
          </table:table-cell>
          <table:table-cell table:style-name="ce25" office:value-type="float" office:value="86023" calcext:value-type="float">
            <text:p><text:s text:c="3"/>86,023</text:p>
          </table:table-cell>
          <table:table-cell table:style-name="ce25" office:value-type="float" office:value="1356" calcext:value-type="float">
            <text:p><text:s text:c="3"/>1,356</text:p>
          </table:table-cell>
          <table:table-cell table:style-name="ce25" office:value-type="float" office:value="6" calcext:value-type="float">
            <text:p><text:s text:c="3"/>6</text:p>
          </table:table-cell>
          <table:table-cell table:style-name="ce25" office:value-type="float" office:value="172961" calcext:value-type="float">
            <text:p><text:s text:c="3"/>172,961</text:p>
          </table:table-cell>
          <table:table-cell table:style-name="ce25" office:value-type="float" office:value="5106" calcext:value-type="float">
            <text:p><text:s text:c="3"/>5,106</text:p>
          </table:table-cell>
          <table:table-cell table:style-name="ce25" office:value-type="float" office:value="18577" calcext:value-type="float">
            <text:p><text:s text:c="3"/>18,577</text:p>
          </table:table-cell>
          <table:table-cell table:style-name="ce25" office:value-type="float" office:value="6885" calcext:value-type="float">
            <text:p><text:s text:c="3"/>6,885</text:p>
          </table:table-cell>
          <table:table-cell table:style-name="ce25" office:value-type="float" office:value="10873" calcext:value-type="float">
            <text:p><text:s text:c="3"/>10,873</text:p>
          </table:table-cell>
          <table:table-cell table:style-name="ce25" office:value-type="float" office:value="9604" calcext:value-type="float">
            <text:p><text:s text:c="3"/>9,604</text:p>
          </table:table-cell>
          <table:table-cell table:style-name="ce25" office:value-type="float" office:value="4907" calcext:value-type="float">
            <text:p><text:s text:c="3"/>4,907</text:p>
          </table:table-cell>
          <table:table-cell table:style-name="ce25" office:value-type="float" office:value="6286" calcext:value-type="float">
            <text:p><text:s text:c="3"/>6,286</text:p>
          </table:table-cell>
          <table:table-cell table:style-name="ce25" office:value-type="float" office:value="16678" calcext:value-type="float">
            <text:p><text:s text:c="3"/>16,678</text:p>
          </table:table-cell>
          <table:table-cell table:style-name="ce25" office:value-type="float" office:value="313" calcext:value-type="float">
            <text:p><text:s text:c="3"/>313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7619" calcext:value-type="float">
            <text:p><text:s text:c="3"/>7,619</text:p>
          </table:table-cell>
          <table:table-cell table:style-name="ce25" office:value-type="float" office:value="86023" calcext:value-type="float">
            <text:p><text:s text:c="3"/>86,023</text:p>
          </table:table-cell>
          <table:table-cell table:style-name="ce25" office:value-type="float" office:value="76" calcext:value-type="float">
            <text:p><text:s text:c="3"/>76</text:p>
          </table:table-cell>
          <table:table-cell table:style-name="ce25" office:value-type="float" office:value="14" calcext:value-type="float">
            <text:p><text:s text:c="3"/>14</text:p>
          </table:table-cell>
          <table:table-cell table:style-name="ce29" office:value-type="float" office:value="-627" calcext:value-type="float">
            <text:p>－627</text:p>
          </table:table-cell>
          <table:table-cell table:style-name="ce51" table:number-columns-repeated="1635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80010" calcext:value-type="float">
            <text:p><text:s text:c="3"/>80,010</text:p>
          </table:table-cell>
          <table:table-cell table:style-name="ce25" office:value-type="float" office:value="1470" calcext:value-type="float">
            <text:p><text:s text:c="3"/>1,470</text:p>
          </table:table-cell>
          <table:table-cell table:style-name="ce25" office:value-type="float" office:value="7079" calcext:value-type="float">
            <text:p><text:s text:c="3"/>7,079</text:p>
          </table:table-cell>
          <table:table-cell table:style-name="ce25" office:value-type="float" office:value="9007" calcext:value-type="float">
            <text:p><text:s text:c="3"/>9,007</text:p>
          </table:table-cell>
          <table:table-cell table:style-name="ce25" office:value-type="float" office:value="2987" calcext:value-type="float">
            <text:p><text:s text:c="3"/>2,987</text:p>
          </table:table-cell>
          <table:table-cell table:style-name="ce25" office:value-type="float" office:value="2909" calcext:value-type="float">
            <text:p><text:s text:c="3"/>2,909</text:p>
          </table:table-cell>
          <table:table-cell table:style-name="ce25" office:value-type="float" office:value="1698" calcext:value-type="float">
            <text:p><text:s text:c="3"/>1,698</text:p>
          </table:table-cell>
          <table:table-cell table:style-name="ce25" office:value-type="float" office:value="2681" calcext:value-type="float">
            <text:p><text:s text:c="3"/>2,681</text:p>
          </table:table-cell>
          <table:table-cell table:style-name="ce25" office:value-type="float" office:value="7919" calcext:value-type="float">
            <text:p><text:s text:c="3"/>7,919</text:p>
          </table:table-cell>
          <table:table-cell table:style-name="ce25" office:value-type="float" office:value="714" calcext:value-type="float">
            <text:p><text:s text:c="3"/>714</text:p>
          </table:table-cell>
          <table:table-cell table:style-name="ce27" office:value-type="float" office:value="1" calcext:value-type="float">
            <text:p>1</text:p>
          </table:table-cell>
          <table:table-cell table:style-name="ce25" office:value-type="float" office:value="3573" calcext:value-type="float">
            <text:p><text:s text:c="3"/>3,573</text:p>
          </table:table-cell>
          <table:table-cell table:style-name="ce25" office:value-type="float" office:value="39444" calcext:value-type="float">
            <text:p><text:s text:c="3"/>39,444</text:p>
          </table:table-cell>
          <table:table-cell table:style-name="ce25" office:value-type="float" office:value="526" calcext:value-type="float">
            <text:p><text:s text:c="3"/>526</text:p>
          </table:table-cell>
          <table:table-cell table:style-name="ce25" office:value-type="float" office:value="2" calcext:value-type="float">
            <text:p><text:s text:c="3"/>2</text:p>
          </table:table-cell>
          <table:table-cell table:style-name="ce25" office:value-type="float" office:value="80304" calcext:value-type="float">
            <text:p><text:s text:c="3"/>80,304</text:p>
          </table:table-cell>
          <table:table-cell table:style-name="ce25" office:value-type="float" office:value="2254" calcext:value-type="float">
            <text:p><text:s text:c="3"/>2,254</text:p>
          </table:table-cell>
          <table:table-cell table:style-name="ce25" office:value-type="float" office:value="8644" calcext:value-type="float">
            <text:p><text:s text:c="3"/>8,644</text:p>
          </table:table-cell>
          <table:table-cell table:style-name="ce25" office:value-type="float" office:value="2995" calcext:value-type="float">
            <text:p><text:s text:c="3"/>2,995</text:p>
          </table:table-cell>
          <table:table-cell table:style-name="ce25" office:value-type="float" office:value="5129" calcext:value-type="float">
            <text:p><text:s text:c="3"/>5,129</text:p>
          </table:table-cell>
          <table:table-cell table:style-name="ce25" office:value-type="float" office:value="4377" calcext:value-type="float">
            <text:p><text:s text:c="3"/>4,377</text:p>
          </table:table-cell>
          <table:table-cell table:style-name="ce25" office:value-type="float" office:value="2375" calcext:value-type="float">
            <text:p><text:s text:c="3"/>2,375</text:p>
          </table:table-cell>
          <table:table-cell table:style-name="ce25" office:value-type="float" office:value="2921" calcext:value-type="float">
            <text:p><text:s text:c="3"/>2,921</text:p>
          </table:table-cell>
          <table:table-cell table:style-name="ce25" office:value-type="float" office:value="8379" calcext:value-type="float">
            <text:p><text:s text:c="3"/>8,379</text:p>
          </table:table-cell>
          <table:table-cell table:style-name="ce25" office:value-type="float" office:value="174" calcext:value-type="float">
            <text:p><text:s text:c="3"/>174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3573" calcext:value-type="float">
            <text:p><text:s text:c="3"/>3,573</text:p>
          </table:table-cell>
          <table:table-cell table:style-name="ce25" office:value-type="float" office:value="39444" calcext:value-type="float">
            <text:p><text:s text:c="3"/>39,444</text:p>
          </table:table-cell>
          <table:table-cell table:style-name="ce25" office:value-type="float" office:value="33" calcext:value-type="float">
            <text:p><text:s text:c="3"/>33</text:p>
          </table:table-cell>
          <table:table-cell table:style-name="ce25" office:value-type="float" office:value="6" calcext:value-type="float">
            <text:p><text:s text:c="3"/>6</text:p>
          </table:table-cell>
          <table:table-cell table:style-name="ce43" office:value-type="float" office:value="-294" calcext:value-type="float">
            <text:p>－294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92324" calcext:value-type="float">
            <text:p><text:s text:c="3"/>92,324</text:p>
          </table:table-cell>
          <table:table-cell table:style-name="ce25" office:value-type="float" office:value="1736" calcext:value-type="float">
            <text:p><text:s text:c="3"/>1,736</text:p>
          </table:table-cell>
          <table:table-cell table:style-name="ce25" office:value-type="float" office:value="8003" calcext:value-type="float">
            <text:p><text:s text:c="3"/>8,003</text:p>
          </table:table-cell>
          <table:table-cell table:style-name="ce25" office:value-type="float" office:value="9904" calcext:value-type="float">
            <text:p><text:s text:c="3"/>9,904</text:p>
          </table:table-cell>
          <table:table-cell table:style-name="ce25" office:value-type="float" office:value="3266" calcext:value-type="float">
            <text:p><text:s text:c="3"/>3,266</text:p>
          </table:table-cell>
          <table:table-cell table:style-name="ce25" office:value-type="float" office:value="3095" calcext:value-type="float">
            <text:p><text:s text:c="3"/>3,095</text:p>
          </table:table-cell>
          <table:table-cell table:style-name="ce25" office:value-type="float" office:value="1932" calcext:value-type="float">
            <text:p><text:s text:c="3"/>1,932</text:p>
          </table:table-cell>
          <table:table-cell table:style-name="ce25" office:value-type="float" office:value="2988" calcext:value-type="float">
            <text:p><text:s text:c="3"/>2,988</text:p>
          </table:table-cell>
          <table:table-cell table:style-name="ce25" office:value-type="float" office:value="9152" calcext:value-type="float">
            <text:p><text:s text:c="3"/>9,152</text:p>
          </table:table-cell>
          <table:table-cell table:style-name="ce25" office:value-type="float" office:value="789" calcext:value-type="float">
            <text:p><text:s text:c="3"/>789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4046" calcext:value-type="float">
            <text:p><text:s text:c="3"/>4,046</text:p>
          </table:table-cell>
          <table:table-cell table:style-name="ce25" office:value-type="float" office:value="46579" calcext:value-type="float">
            <text:p><text:s text:c="3"/>46,579</text:p>
          </table:table-cell>
          <table:table-cell table:style-name="ce25" office:value-type="float" office:value="830" calcext:value-type="float">
            <text:p><text:s text:c="3"/>830</text:p>
          </table:table-cell>
          <table:table-cell table:style-name="ce25" office:value-type="float" office:value="4" calcext:value-type="float">
            <text:p><text:s text:c="3"/>4</text:p>
          </table:table-cell>
          <table:table-cell table:style-name="ce25" office:value-type="float" office:value="92657" calcext:value-type="float">
            <text:p><text:s text:c="3"/>92,657</text:p>
          </table:table-cell>
          <table:table-cell table:style-name="ce25" office:value-type="float" office:value="2852" calcext:value-type="float">
            <text:p><text:s text:c="3"/>2,852</text:p>
          </table:table-cell>
          <table:table-cell table:style-name="ce25" office:value-type="float" office:value="9933" calcext:value-type="float">
            <text:p><text:s text:c="3"/>9,933</text:p>
          </table:table-cell>
          <table:table-cell table:style-name="ce25" office:value-type="float" office:value="3890" calcext:value-type="float">
            <text:p><text:s text:c="3"/>3,890</text:p>
          </table:table-cell>
          <table:table-cell table:style-name="ce25" office:value-type="float" office:value="5744" calcext:value-type="float">
            <text:p><text:s text:c="3"/>5,744</text:p>
          </table:table-cell>
          <table:table-cell table:style-name="ce25" office:value-type="float" office:value="5227" calcext:value-type="float">
            <text:p><text:s text:c="3"/>5,227</text:p>
          </table:table-cell>
          <table:table-cell table:style-name="ce25" office:value-type="float" office:value="2532" calcext:value-type="float">
            <text:p><text:s text:c="3"/>2,532</text:p>
          </table:table-cell>
          <table:table-cell table:style-name="ce25" office:value-type="float" office:value="3365" calcext:value-type="float">
            <text:p><text:s text:c="3"/>3,365</text:p>
          </table:table-cell>
          <table:table-cell table:style-name="ce25" office:value-type="float" office:value="8299" calcext:value-type="float">
            <text:p><text:s text:c="3"/>8,299</text:p>
          </table:table-cell>
          <table:table-cell table:style-name="ce25" office:value-type="float" office:value="139" calcext:value-type="float">
            <text:p><text:s text:c="3"/>139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4046" calcext:value-type="float">
            <text:p><text:s text:c="3"/>4,046</text:p>
          </table:table-cell>
          <table:table-cell table:style-name="ce25" office:value-type="float" office:value="46579" calcext:value-type="float">
            <text:p><text:s text:c="3"/>46,579</text:p>
          </table:table-cell>
          <table:table-cell table:style-name="ce25" office:value-type="float" office:value="43" calcext:value-type="float">
            <text:p><text:s text:c="3"/>43</text:p>
          </table:table-cell>
          <table:table-cell table:style-name="ce25" office:value-type="float" office:value="8" calcext:value-type="float">
            <text:p><text:s text:c="3"/>8</text:p>
          </table:table-cell>
          <table:table-cell table:style-name="ce44" office:value-type="float" office:value="-333" calcext:value-type="float">
            <text:p>－333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31044" calcext:value-type="float">
            <text:p>31,044</text:p>
          </table:table-cell>
          <table:table-cell table:style-name="ce26" office:value-type="float" office:value="729" calcext:value-type="float">
            <text:p>72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1321" calcext:value-type="float">
            <text:p>11,321</text:p>
          </table:table-cell>
          <table:table-cell table:style-name="ce26" office:value-type="float" office:value="2077" calcext:value-type="float">
            <text:p>2,077</text:p>
          </table:table-cell>
          <table:table-cell table:style-name="ce26" office:value-type="float" office:value="657" calcext:value-type="float">
            <text:p>657</text:p>
          </table:table-cell>
          <table:table-cell table:style-name="ce26" office:value-type="float" office:value="386" calcext:value-type="float">
            <text:p>386</text:p>
          </table:table-cell>
          <table:table-cell table:style-name="ce26" office:value-type="float" office:value="544" calcext:value-type="float">
            <text:p>544</text:p>
          </table:table-cell>
          <table:table-cell table:style-name="ce26" office:value-type="float" office:value="3071" calcext:value-type="float">
            <text:p>3,071</text:p>
          </table:table-cell>
          <table:table-cell table:style-name="ce26" office:value-type="float" office:value="521" calcext:value-type="float">
            <text:p>52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11451" calcext:value-type="float">
            <text:p>11,451</text:p>
          </table:table-cell>
          <table:table-cell table:style-name="ce26" office:value-type="float" office:value="286" calcext:value-type="float">
            <text:p>286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7630" calcext:value-type="float">
            <text:p>27,630</text:p>
          </table:table-cell>
          <table:table-cell table:style-name="ce26" office:value-type="float" office:value="1080" calcext:value-type="float">
            <text:p>1,08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909" calcext:value-type="float">
            <text:p>3,909</text:p>
          </table:table-cell>
          <table:table-cell table:style-name="ce26" office:value-type="float" office:value="4401" calcext:value-type="float">
            <text:p>4,401</text:p>
          </table:table-cell>
          <table:table-cell table:style-name="ce26" office:value-type="float" office:value="1163" calcext:value-type="float">
            <text:p>1,163</text:p>
          </table:table-cell>
          <table:table-cell table:style-name="ce26" office:value-type="float" office:value="527" calcext:value-type="float">
            <text:p>527</text:p>
          </table:table-cell>
          <table:table-cell table:style-name="ce26" office:value-type="float" office:value="690" calcext:value-type="float">
            <text:p>690</text:p>
          </table:table-cell>
          <table:table-cell table:style-name="ce26" office:value-type="float" office:value="4317" calcext:value-type="float">
            <text:p>4,317</text:p>
          </table:table-cell>
          <table:table-cell table:style-name="ce26" office:value-type="float" office:value="75" calcext:value-type="float">
            <text:p>7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11451" calcext:value-type="float">
            <text:p>11,451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4" calcext:value-type="float">
            <text:p>4</text:p>
          </table:table-cell>
          <table:table-cell table:style-name="ce45" office:value-type="float" office:value="3414" calcext:value-type="float">
            <text:p>3,414</text:p>
          </table:table-cell>
          <table:table-cell table:style-name="ce51" table:number-columns-repeated="1635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14359" calcext:value-type="float">
            <text:p>14,359</text:p>
          </table:table-cell>
          <table:table-cell table:style-name="ce27" office:value-type="float" office:value="359" calcext:value-type="float">
            <text:p>35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331" calcext:value-type="float">
            <text:p>5,331</text:p>
          </table:table-cell>
          <table:table-cell table:style-name="ce27" office:value-type="float" office:value="914" calcext:value-type="float">
            <text:p>914</text:p>
          </table:table-cell>
          <table:table-cell table:style-name="ce27" office:value-type="float" office:value="295" calcext:value-type="float">
            <text:p>295</text:p>
          </table:table-cell>
          <table:table-cell table:style-name="ce27" office:value-type="float" office:value="171" calcext:value-type="float">
            <text:p>171</text:p>
          </table:table-cell>
          <table:table-cell table:style-name="ce27" office:value-type="float" office:value="260" calcext:value-type="float">
            <text:p>260</text:p>
          </table:table-cell>
          <table:table-cell table:style-name="ce27" office:value-type="float" office:value="1418" calcext:value-type="float">
            <text:p>1,418</text:p>
          </table:table-cell>
          <table:table-cell table:style-name="ce27" office:value-type="float" office:value="255" calcext:value-type="float">
            <text:p>25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5231" calcext:value-type="float">
            <text:p>5,231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2802" calcext:value-type="float">
            <text:p>12,802</text:p>
          </table:table-cell>
          <table:table-cell table:style-name="ce27" office:value-type="float" office:value="484" calcext:value-type="float">
            <text:p>48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684" calcext:value-type="float">
            <text:p>1,684</text:p>
          </table:table-cell>
          <table:table-cell table:style-name="ce27" office:value-type="float" office:value="2010" calcext:value-type="float">
            <text:p>2,010</text:p>
          </table:table-cell>
          <table:table-cell table:style-name="ce27" office:value-type="float" office:value="559" calcext:value-type="float">
            <text:p>559</text:p>
          </table:table-cell>
          <table:table-cell table:style-name="ce27" office:value-type="float" office:value="262" calcext:value-type="float">
            <text:p>262</text:p>
          </table:table-cell>
          <table:table-cell table:style-name="ce27" office:value-type="float" office:value="308" calcext:value-type="float">
            <text:p>308</text:p>
          </table:table-cell>
          <table:table-cell table:style-name="ce27" office:value-type="float" office:value="2224" calcext:value-type="float">
            <text:p>2,224</text:p>
          </table:table-cell>
          <table:table-cell table:style-name="ce27" office:value-type="float" office:value="32" calcext:value-type="float">
            <text:p>3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5231" calcext:value-type="float">
            <text:p>5,231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1557" calcext:value-type="float">
            <text:p>1,557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16685" calcext:value-type="float">
            <text:p>16,685</text:p>
          </table:table-cell>
          <table:table-cell table:style-name="ce28" office:value-type="float" office:value="370" calcext:value-type="float">
            <text:p>37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990" calcext:value-type="float">
            <text:p>5,990</text:p>
          </table:table-cell>
          <table:table-cell table:style-name="ce28" office:value-type="float" office:value="1163" calcext:value-type="float">
            <text:p>1,163</text:p>
          </table:table-cell>
          <table:table-cell table:style-name="ce28" office:value-type="float" office:value="362" calcext:value-type="float">
            <text:p>362</text:p>
          </table:table-cell>
          <table:table-cell table:style-name="ce28" office:value-type="float" office:value="215" calcext:value-type="float">
            <text:p>215</text:p>
          </table:table-cell>
          <table:table-cell table:style-name="ce28" office:value-type="float" office:value="284" calcext:value-type="float">
            <text:p>284</text:p>
          </table:table-cell>
          <table:table-cell table:style-name="ce28" office:value-type="float" office:value="1653" calcext:value-type="float">
            <text:p>1,653</text:p>
          </table:table-cell>
          <table:table-cell table:style-name="ce28" office:value-type="float" office:value="266" calcext:value-type="float">
            <text:p>26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6220" calcext:value-type="float">
            <text:p>6,220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4828" calcext:value-type="float">
            <text:p>14,828</text:p>
          </table:table-cell>
          <table:table-cell table:style-name="ce28" office:value-type="float" office:value="596" calcext:value-type="float">
            <text:p>59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225" calcext:value-type="float">
            <text:p>2,225</text:p>
          </table:table-cell>
          <table:table-cell table:style-name="ce28" office:value-type="float" office:value="2391" calcext:value-type="float">
            <text:p>2,391</text:p>
          </table:table-cell>
          <table:table-cell table:style-name="ce28" office:value-type="float" office:value="604" calcext:value-type="float">
            <text:p>604</text:p>
          </table:table-cell>
          <table:table-cell table:style-name="ce28" office:value-type="float" office:value="265" calcext:value-type="float">
            <text:p>265</text:p>
          </table:table-cell>
          <table:table-cell table:style-name="ce28" office:value-type="float" office:value="382" calcext:value-type="float">
            <text:p>382</text:p>
          </table:table-cell>
          <table:table-cell table:style-name="ce28" office:value-type="float" office:value="2093" calcext:value-type="float">
            <text:p>2,093</text:p>
          </table:table-cell>
          <table:table-cell table:style-name="ce28" office:value-type="float" office:value="43" calcext:value-type="float">
            <text:p>4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6220" calcext:value-type="float">
            <text:p>6,220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1857" calcext:value-type="float">
            <text:p>1,857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5071" calcext:value-type="float">
            <text:p>15,071</text:p>
          </table:table-cell>
          <table:table-cell table:style-name="ce26" office:value-type="float" office:value="892" calcext:value-type="float">
            <text:p>892</text:p>
          </table:table-cell>
          <table:table-cell table:style-name="ce26" office:value-type="float" office:value="3909" calcext:value-type="float">
            <text:p>3,90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39" calcext:value-type="float">
            <text:p>639</text:p>
          </table:table-cell>
          <table:table-cell table:style-name="ce26" office:value-type="float" office:value="431" calcext:value-type="float">
            <text:p>431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338" calcext:value-type="float">
            <text:p>338</text:p>
          </table:table-cell>
          <table:table-cell table:style-name="ce26" office:value-type="float" office:value="1272" calcext:value-type="float">
            <text:p>1,272</text:p>
          </table:table-cell>
          <table:table-cell table:style-name="ce26" office:value-type="float" office:value="74" calcext:value-type="float">
            <text:p>7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015" calcext:value-type="float">
            <text:p>7,015</text:p>
          </table:table-cell>
          <table:table-cell table:style-name="ce26" office:value-type="float" office:value="278" calcext:value-type="float">
            <text:p>278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7173" calcext:value-type="float">
            <text:p>27,173</text:p>
          </table:table-cell>
          <table:table-cell table:style-name="ce26" office:value-type="float" office:value="1229" calcext:value-type="float">
            <text:p>1,229</text:p>
          </table:table-cell>
          <table:table-cell table:style-name="ce26" office:value-type="float" office:value="11321" calcext:value-type="float">
            <text:p>11,32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333" calcext:value-type="float">
            <text:p>2,333</text:p>
          </table:table-cell>
          <table:table-cell table:style-name="ce26" office:value-type="float" office:value="1048" calcext:value-type="float">
            <text:p>1,048</text:p>
          </table:table-cell>
          <table:table-cell table:style-name="ce26" office:value-type="float" office:value="474" calcext:value-type="float">
            <text:p>474</text:p>
          </table:table-cell>
          <table:table-cell table:style-name="ce26" office:value-type="float" office:value="652" calcext:value-type="float">
            <text:p>652</text:p>
          </table:table-cell>
          <table:table-cell table:style-name="ce26" office:value-type="float" office:value="3054" calcext:value-type="float">
            <text:p>3,054</text:p>
          </table:table-cell>
          <table:table-cell table:style-name="ce26" office:value-type="float" office:value="29" calcext:value-type="float">
            <text:p>2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015" calcext:value-type="float">
            <text:p>7,01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-12102" calcext:value-type="float">
            <text:p><text:s/>－12,102</text:p>
          </table:table-cell>
          <table:table-cell table:style-name="ce51" table:number-columns-repeated="1635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6714" calcext:value-type="float">
            <text:p>6,714</text:p>
          </table:table-cell>
          <table:table-cell table:style-name="ce27" office:value-type="float" office:value="388" calcext:value-type="float">
            <text:p>388</text:p>
          </table:table-cell>
          <table:table-cell table:style-name="ce27" office:value-type="float" office:value="1684" calcext:value-type="float">
            <text:p>1,68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12" calcext:value-type="float">
            <text:p>312</text:p>
          </table:table-cell>
          <table:table-cell table:style-name="ce27" office:value-type="float" office:value="191" calcext:value-type="float">
            <text:p>191</text:p>
          </table:table-cell>
          <table:table-cell table:style-name="ce27" office:value-type="float" office:value="96" calcext:value-type="float">
            <text:p>96</text:p>
          </table:table-cell>
          <table:table-cell table:style-name="ce27" office:value-type="float" office:value="130" calcext:value-type="float">
            <text:p>130</text:p>
          </table:table-cell>
          <table:table-cell table:style-name="ce27" office:value-type="float" office:value="543" calcext:value-type="float">
            <text:p>543</text:p>
          </table:table-cell>
          <table:table-cell table:style-name="ce27" office:value-type="float" office:value="39" calcext:value-type="float">
            <text:p>3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202" calcext:value-type="float">
            <text:p>3,202</text:p>
          </table:table-cell>
          <table:table-cell table:style-name="ce27" office:value-type="float" office:value="129" calcext:value-type="float">
            <text:p>12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2759" calcext:value-type="float">
            <text:p>12,759</text:p>
          </table:table-cell>
          <table:table-cell table:style-name="ce27" office:value-type="float" office:value="542" calcext:value-type="float">
            <text:p>542</text:p>
          </table:table-cell>
          <table:table-cell table:style-name="ce27" office:value-type="float" office:value="5331" calcext:value-type="float">
            <text:p>5,33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102" calcext:value-type="float">
            <text:p>1,102</text:p>
          </table:table-cell>
          <table:table-cell table:style-name="ce27" office:value-type="float" office:value="492" calcext:value-type="float">
            <text:p>492</text:p>
          </table:table-cell>
          <table:table-cell table:style-name="ce27" office:value-type="float" office:value="222" calcext:value-type="float">
            <text:p>222</text:p>
          </table:table-cell>
          <table:table-cell table:style-name="ce27" office:value-type="float" office:value="321" calcext:value-type="float">
            <text:p>321</text:p>
          </table:table-cell>
          <table:table-cell table:style-name="ce27" office:value-type="float" office:value="1529" calcext:value-type="float">
            <text:p>1,529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202" calcext:value-type="float">
            <text:p>3,202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-6045" calcext:value-type="float">
            <text:p><text:s/>－6,045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8357" calcext:value-type="float">
            <text:p>8,357</text:p>
          </table:table-cell>
          <table:table-cell table:style-name="ce28" office:value-type="float" office:value="504" calcext:value-type="float">
            <text:p>504</text:p>
          </table:table-cell>
          <table:table-cell table:style-name="ce28" office:value-type="float" office:value="2225" calcext:value-type="float">
            <text:p>2,22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27" calcext:value-type="float">
            <text:p>327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729" calcext:value-type="float">
            <text:p>729</text:p>
          </table:table-cell>
          <table:table-cell table:style-name="ce28" office:value-type="float" office:value="35" calcext:value-type="float">
            <text:p>3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813" calcext:value-type="float">
            <text:p>3,813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4414" calcext:value-type="float">
            <text:p>14,414</text:p>
          </table:table-cell>
          <table:table-cell table:style-name="ce28" office:value-type="float" office:value="687" calcext:value-type="float">
            <text:p>687</text:p>
          </table:table-cell>
          <table:table-cell table:style-name="ce28" office:value-type="float" office:value="5990" calcext:value-type="float">
            <text:p>5,99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231" calcext:value-type="float">
            <text:p>1,231</text:p>
          </table:table-cell>
          <table:table-cell table:style-name="ce28" office:value-type="float" office:value="556" calcext:value-type="float">
            <text:p>556</text:p>
          </table:table-cell>
          <table:table-cell table:style-name="ce28" office:value-type="float" office:value="252" calcext:value-type="float">
            <text:p>252</text:p>
          </table:table-cell>
          <table:table-cell table:style-name="ce28" office:value-type="float" office:value="331" calcext:value-type="float">
            <text:p>331</text:p>
          </table:table-cell>
          <table:table-cell table:style-name="ce28" office:value-type="float" office:value="1525" calcext:value-type="float">
            <text:p>1,525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813" calcext:value-type="float">
            <text:p>3,813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-6057" calcext:value-type="float">
            <text:p><text:s/>－6,057</text:p>
          </table:table-cell>
          <table:table-cell table:style-name="ce51" table:number-columns-repeated="1635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20603" calcext:value-type="float">
            <text:p>20,603</text:p>
          </table:table-cell>
          <table:table-cell table:style-name="ce26" office:value-type="float" office:value="267" calcext:value-type="float">
            <text:p>267</text:p>
          </table:table-cell>
          <table:table-cell table:style-name="ce26" office:value-type="float" office:value="4401" calcext:value-type="float">
            <text:p>4,401</text:p>
          </table:table-cell>
          <table:table-cell table:style-name="ce26" office:value-type="float" office:value="2333" calcext:value-type="float">
            <text:p>2,33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11" calcext:value-type="float">
            <text:p>511</text:p>
          </table:table-cell>
          <table:table-cell table:style-name="ce26" office:value-type="float" office:value="271" calcext:value-type="float">
            <text:p>271</text:p>
          </table:table-cell>
          <table:table-cell table:style-name="ce26" office:value-type="float" office:value="451" calcext:value-type="float">
            <text:p>451</text:p>
          </table:table-cell>
          <table:table-cell table:style-name="ce26" office:value-type="float" office:value="2597" calcext:value-type="float">
            <text:p>2,597</text:p>
          </table:table-cell>
          <table:table-cell table:style-name="ce26" office:value-type="float" office:value="309" calcext:value-type="float">
            <text:p>30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9316" calcext:value-type="float">
            <text:p>9,316</text:p>
          </table:table-cell>
          <table:table-cell table:style-name="ce26" office:value-type="float" office:value="147" calcext:value-type="float">
            <text:p>14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6057" calcext:value-type="float">
            <text:p>16,057</text:p>
          </table:table-cell>
          <table:table-cell table:style-name="ce26" office:value-type="float" office:value="481" calcext:value-type="float">
            <text:p>481</text:p>
          </table:table-cell>
          <table:table-cell table:style-name="ce26" office:value-type="float" office:value="2077" calcext:value-type="float">
            <text:p>2,077</text:p>
          </table:table-cell>
          <table:table-cell table:style-name="ce26" office:value-type="float" office:value="639" calcext:value-type="float">
            <text:p>63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27" calcext:value-type="float">
            <text:p>627</text:p>
          </table:table-cell>
          <table:table-cell table:style-name="ce26" office:value-type="float" office:value="303" calcext:value-type="float">
            <text:p>303</text:p>
          </table:table-cell>
          <table:table-cell table:style-name="ce26" office:value-type="float" office:value="358" calcext:value-type="float">
            <text:p>358</text:p>
          </table:table-cell>
          <table:table-cell table:style-name="ce26" office:value-type="float" office:value="2214" calcext:value-type="float">
            <text:p>2,214</text:p>
          </table:table-cell>
          <table:table-cell table:style-name="ce26" office:value-type="float" office:value="35" calcext:value-type="float">
            <text:p>3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9316" calcext:value-type="float">
            <text:p>9,31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-</text:p>
          </table:table-cell>
          <table:table-cell table:style-name="ce45" office:value-type="float" office:value="4546" calcext:value-type="float">
            <text:p>4,546</text:p>
          </table:table-cell>
          <table:table-cell table:style-name="ce51" table:number-columns-repeated="1635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9586" calcext:value-type="float">
            <text:p>9,586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2010" calcext:value-type="float">
            <text:p>2,010</text:p>
          </table:table-cell>
          <table:table-cell table:style-name="ce27" office:value-type="float" office:value="1102" calcext:value-type="float">
            <text:p>1,10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145" calcext:value-type="float">
            <text:p>145</text:p>
          </table:table-cell>
          <table:table-cell table:style-name="ce27" office:value-type="float" office:value="226" calcext:value-type="float">
            <text:p>226</text:p>
          </table:table-cell>
          <table:table-cell table:style-name="ce27" office:value-type="float" office:value="1262" calcext:value-type="float">
            <text:p>1,262</text:p>
          </table:table-cell>
          <table:table-cell table:style-name="ce27" office:value-type="float" office:value="134" calcext:value-type="float">
            <text:p>13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4284" calcext:value-type="float">
            <text:p>4,284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7498" calcext:value-type="float">
            <text:p>7,498</text:p>
          </table:table-cell>
          <table:table-cell table:style-name="ce27" office:value-type="float" office:value="225" calcext:value-type="float">
            <text:p>225</text:p>
          </table:table-cell>
          <table:table-cell table:style-name="ce27" office:value-type="float" office:value="914" calcext:value-type="float">
            <text:p>914</text:p>
          </table:table-cell>
          <table:table-cell table:style-name="ce27" office:value-type="float" office:value="312" calcext:value-type="float">
            <text:p>31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97" calcext:value-type="float">
            <text:p>297</text:p>
          </table:table-cell>
          <table:table-cell table:style-name="ce27" office:value-type="float" office:value="147" calcext:value-type="float">
            <text:p>147</text:p>
          </table:table-cell>
          <table:table-cell table:style-name="ce27" office:value-type="float" office:value="166" calcext:value-type="float">
            <text:p>166</text:p>
          </table:table-cell>
          <table:table-cell table:style-name="ce27" office:value-type="float" office:value="1127" calcext:value-type="float">
            <text:p>1,127</text:p>
          </table:table-cell>
          <table:table-cell table:style-name="ce27" office:value-type="float" office:value="24" calcext:value-type="float">
            <text:p>2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4284" calcext:value-type="float">
            <text:p>4,284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2088" calcext:value-type="float">
            <text:p>2,088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11017" calcext:value-type="float">
            <text:p>11,017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2391" calcext:value-type="float">
            <text:p>2,391</text:p>
          </table:table-cell>
          <table:table-cell table:style-name="ce28" office:value-type="float" office:value="1231" calcext:value-type="float">
            <text:p>1,23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61" calcext:value-type="float">
            <text:p>261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1335" calcext:value-type="float">
            <text:p>1,335</text:p>
          </table:table-cell>
          <table:table-cell table:style-name="ce28" office:value-type="float" office:value="175" calcext:value-type="float">
            <text:p>17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5032" calcext:value-type="float">
            <text:p>5,032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8559" calcext:value-type="float">
            <text:p>8,559</text:p>
          </table:table-cell>
          <table:table-cell table:style-name="ce28" office:value-type="float" office:value="256" calcext:value-type="float">
            <text:p>256</text:p>
          </table:table-cell>
          <table:table-cell table:style-name="ce28" office:value-type="float" office:value="1163" calcext:value-type="float">
            <text:p>1,163</text:p>
          </table:table-cell>
          <table:table-cell table:style-name="ce28" office:value-type="float" office:value="327" calcext:value-type="float">
            <text:p>32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1087" calcext:value-type="float">
            <text:p>1,087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5032" calcext:value-type="float">
            <text:p>5,03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2458" calcext:value-type="float">
            <text:p>2,458</text:p>
          </table:table-cell>
          <table:table-cell table:style-name="ce51" table:number-columns-repeated="1635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25692" calcext:value-type="float">
            <text:p>25,692</text:p>
          </table:table-cell>
          <table:table-cell table:style-name="ce26" office:value-type="float" office:value="332" calcext:value-type="float">
            <text:p>332</text:p>
          </table:table-cell>
          <table:table-cell table:style-name="ce26" office:value-type="float" office:value="1163" calcext:value-type="float">
            <text:p>1,163</text:p>
          </table:table-cell>
          <table:table-cell table:style-name="ce26" office:value-type="float" office:value="1048" calcext:value-type="float">
            <text:p>1,048</text:p>
          </table:table-cell>
          <table:table-cell table:style-name="ce26" office:value-type="float" office:value="627" calcext:value-type="float">
            <text:p>62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79" calcext:value-type="float">
            <text:p>479</text:p>
          </table:table-cell>
          <table:table-cell table:style-name="ce26" office:value-type="float" office:value="586" calcext:value-type="float">
            <text:p>586</text:p>
          </table:table-cell>
          <table:table-cell table:style-name="ce26" office:value-type="float" office:value="5530" calcext:value-type="float">
            <text:p>5,530</text:p>
          </table:table-cell>
          <table:table-cell table:style-name="ce26" office:value-type="float" office:value="171" calcext:value-type="float">
            <text:p>17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15587" calcext:value-type="float">
            <text:p>15,587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2155" calcext:value-type="float">
            <text:p>22,155</text:p>
          </table:table-cell>
          <table:table-cell table:style-name="ce26" office:value-type="float" office:value="555" calcext:value-type="float">
            <text:p>555</text:p>
          </table:table-cell>
          <table:table-cell table:style-name="ce26" office:value-type="float" office:value="657" calcext:value-type="float">
            <text:p>657</text:p>
          </table:table-cell>
          <table:table-cell table:style-name="ce26" office:value-type="float" office:value="431" calcext:value-type="float">
            <text:p>431</text:p>
          </table:table-cell>
          <table:table-cell table:style-name="ce26" office:value-type="float" office:value="511" calcext:value-type="float">
            <text:p>51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49" calcext:value-type="float">
            <text:p>449</text:p>
          </table:table-cell>
          <table:table-cell table:style-name="ce26" office:value-type="float" office:value="479" calcext:value-type="float">
            <text:p>479</text:p>
          </table:table-cell>
          <table:table-cell table:style-name="ce26" office:value-type="float" office:value="3453" calcext:value-type="float">
            <text:p>3,453</text:p>
          </table:table-cell>
          <table:table-cell table:style-name="ce26" office:value-type="float" office:value="24" calcext:value-type="float">
            <text:p>2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15587" calcext:value-type="float">
            <text:p>15,58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3537" calcext:value-type="float">
            <text:p>3,537</text:p>
          </table:table-cell>
          <table:table-cell table:style-name="ce51" table:number-columns-repeated="1635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11603" calcext:value-type="float">
            <text:p>11,603</text:p>
          </table:table-cell>
          <table:table-cell table:style-name="ce27" office:value-type="float" office:value="154" calcext:value-type="float">
            <text:p>154</text:p>
          </table:table-cell>
          <table:table-cell table:style-name="ce27" office:value-type="float" office:value="559" calcext:value-type="float">
            <text:p>559</text:p>
          </table:table-cell>
          <table:table-cell table:style-name="ce27" office:value-type="float" office:value="492" calcext:value-type="float">
            <text:p>492</text:p>
          </table:table-cell>
          <table:table-cell table:style-name="ce27" office:value-type="float" office:value="297" calcext:value-type="float">
            <text:p>29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09" calcext:value-type="float">
            <text:p>209</text:p>
          </table:table-cell>
          <table:table-cell table:style-name="ce27" office:value-type="float" office:value="245" calcext:value-type="float">
            <text:p>245</text:p>
          </table:table-cell>
          <table:table-cell table:style-name="ce27" office:value-type="float" office:value="2496" calcext:value-type="float">
            <text:p>2,496</text:p>
          </table:table-cell>
          <table:table-cell table:style-name="ce27" office:value-type="float" office:value="79" calcext:value-type="float">
            <text:p>7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7028" calcext:value-type="float">
            <text:p>7,028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0180" calcext:value-type="float">
            <text:p>10,180</text:p>
          </table:table-cell>
          <table:table-cell table:style-name="ce27" office:value-type="float" office:value="239" calcext:value-type="float">
            <text:p>239</text:p>
          </table:table-cell>
          <table:table-cell table:style-name="ce27" office:value-type="float" office:value="295" calcext:value-type="float">
            <text:p>295</text:p>
          </table:table-cell>
          <table:table-cell table:style-name="ce27" office:value-type="float" office:value="191" calcext:value-type="float">
            <text:p>191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33" calcext:value-type="float">
            <text:p>233</text:p>
          </table:table-cell>
          <table:table-cell table:style-name="ce27" office:value-type="float" office:value="208" calcext:value-type="float">
            <text:p>208</text:p>
          </table:table-cell>
          <table:table-cell table:style-name="ce27" office:value-type="float" office:value="1720" calcext:value-type="float">
            <text:p>1,720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7028" calcext:value-type="float">
            <text:p>7,028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1423" calcext:value-type="float">
            <text:p>1,423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14089" calcext:value-type="float">
            <text:p>14,089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604" calcext:value-type="float">
            <text:p>604</text:p>
          </table:table-cell>
          <table:table-cell table:style-name="ce28" office:value-type="float" office:value="556" calcext:value-type="float">
            <text:p>556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70" calcext:value-type="float">
            <text:p>270</text:p>
          </table:table-cell>
          <table:table-cell table:style-name="ce28" office:value-type="float" office:value="341" calcext:value-type="float">
            <text:p>341</text:p>
          </table:table-cell>
          <table:table-cell table:style-name="ce28" office:value-type="float" office:value="3034" calcext:value-type="float">
            <text:p>3,034</text:p>
          </table:table-cell>
          <table:table-cell table:style-name="ce28" office:value-type="float" office:value="92" calcext:value-type="float">
            <text:p>9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8559" calcext:value-type="float">
            <text:p>8,559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1975" calcext:value-type="float">
            <text:p>11,975</text:p>
          </table:table-cell>
          <table:table-cell table:style-name="ce28" office:value-type="float" office:value="316" calcext:value-type="float">
            <text:p>316</text:p>
          </table:table-cell>
          <table:table-cell table:style-name="ce28" office:value-type="float" office:value="362" calcext:value-type="float">
            <text:p>362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261" calcext:value-type="float">
            <text:p>26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271" calcext:value-type="float">
            <text:p>271</text:p>
          </table:table-cell>
          <table:table-cell table:style-name="ce28" office:value-type="float" office:value="1733" calcext:value-type="float">
            <text:p>1,733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8559" calcext:value-type="float">
            <text:p>8,559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2114" calcext:value-type="float">
            <text:p>2,114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4323" calcext:value-type="float">
            <text:p>14,323</text:p>
          </table:table-cell>
          <table:table-cell table:style-name="ce26" office:value-type="float" office:value="176" calcext:value-type="float">
            <text:p>176</text:p>
          </table:table-cell>
          <table:table-cell table:style-name="ce26" office:value-type="float" office:value="527" calcext:value-type="float">
            <text:p>527</text:p>
          </table:table-cell>
          <table:table-cell table:style-name="ce26" office:value-type="float" office:value="474" calcext:value-type="float">
            <text:p>474</text:p>
          </table:table-cell>
          <table:table-cell table:style-name="ce26" office:value-type="float" office:value="303" calcext:value-type="float">
            <text:p>303</text:p>
          </table:table-cell>
          <table:table-cell table:style-name="ce26" office:value-type="float" office:value="449" calcext:value-type="float">
            <text:p>44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419" calcext:value-type="float">
            <text:p>1,419</text:p>
          </table:table-cell>
          <table:table-cell table:style-name="ce26" office:value-type="float" office:value="1663" calcext:value-type="float">
            <text:p>1,663</text:p>
          </table:table-cell>
          <table:table-cell table:style-name="ce26" office:value-type="float" office:value="72" calcext:value-type="float">
            <text:p>7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9168" calcext:value-type="float">
            <text:p>9,168</text:p>
          </table:table-cell>
          <table:table-cell table:style-name="ce26" office:value-type="float" office:value="72" calcext:value-type="float">
            <text:p>7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3059" calcext:value-type="float">
            <text:p>13,059</text:p>
          </table:table-cell>
          <table:table-cell table:style-name="ce26" office:value-type="float" office:value="259" calcext:value-type="float">
            <text:p>259</text:p>
          </table:table-cell>
          <table:table-cell table:style-name="ce26" office:value-type="float" office:value="386" calcext:value-type="float">
            <text:p>386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271" calcext:value-type="float">
            <text:p>271</text:p>
          </table:table-cell>
          <table:table-cell table:style-name="ce26" office:value-type="float" office:value="479" calcext:value-type="float">
            <text:p>47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119" calcext:value-type="float">
            <text:p>1,119</text:p>
          </table:table-cell>
          <table:table-cell table:style-name="ce26" office:value-type="float" office:value="1127" calcext:value-type="float">
            <text:p>1,127</text:p>
          </table:table-cell>
          <table:table-cell table:style-name="ce26" office:value-type="float" office:value="26" calcext:value-type="float">
            <text:p>2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9168" calcext:value-type="float">
            <text:p>9,168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-</text:p>
          </table:table-cell>
          <table:table-cell table:style-name="ce45" office:value-type="float" office:value="1264" calcext:value-type="float">
            <text:p>1,264</text:p>
          </table:table-cell>
          <table:table-cell table:style-name="ce51" table:number-columns-repeated="1635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6710" calcext:value-type="float">
            <text:p>6,710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262" calcext:value-type="float">
            <text:p>262</text:p>
          </table:table-cell>
          <table:table-cell table:style-name="ce27" office:value-type="float" office:value="222" calcext:value-type="float">
            <text:p>222</text:p>
          </table:table-cell>
          <table:table-cell table:style-name="ce27" office:value-type="float" office:value="147" calcext:value-type="float">
            <text:p>147</text:p>
          </table:table-cell>
          <table:table-cell table:style-name="ce27" office:value-type="float" office:value="233" calcext:value-type="float">
            <text:p>23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68" calcext:value-type="float">
            <text:p>668</text:p>
          </table:table-cell>
          <table:table-cell table:style-name="ce27" office:value-type="float" office:value="805" calcext:value-type="float">
            <text:p>805</text:p>
          </table:table-cell>
          <table:table-cell table:style-name="ce27" office:value-type="float" office:value="38" calcext:value-type="float">
            <text:p>3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4229" calcext:value-type="float">
            <text:p>4,229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046" calcext:value-type="float">
            <text:p>6,046</text:p>
          </table:table-cell>
          <table:table-cell table:style-name="ce27" office:value-type="float" office:value="118" calcext:value-type="float">
            <text:p>118</text:p>
          </table:table-cell>
          <table:table-cell table:style-name="ce27" office:value-type="float" office:value="171" calcext:value-type="float">
            <text:p>171</text:p>
          </table:table-cell>
          <table:table-cell table:style-name="ce27" office:value-type="float" office:value="96" calcext:value-type="float">
            <text:p>96</text:p>
          </table:table-cell>
          <table:table-cell table:style-name="ce27" office:value-type="float" office:value="145" calcext:value-type="float">
            <text:p>145</text:p>
          </table:table-cell>
          <table:table-cell table:style-name="ce27" office:value-type="float" office:value="209" calcext:value-type="float">
            <text:p>20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15" calcext:value-type="float">
            <text:p>515</text:p>
          </table:table-cell>
          <table:table-cell table:style-name="ce27" office:value-type="float" office:value="543" calcext:value-type="float">
            <text:p>543</text:p>
          </table:table-cell>
          <table:table-cell table:style-name="ce27" office:value-type="float" office:value="19" calcext:value-type="float">
            <text:p>1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4229" calcext:value-type="float">
            <text:p>4,229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664" calcext:value-type="float">
            <text:p>664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7613" calcext:value-type="float">
            <text:p>7,613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265" calcext:value-type="float">
            <text:p>265</text:p>
          </table:table-cell>
          <table:table-cell table:style-name="ce28" office:value-type="float" office:value="252" calcext:value-type="float">
            <text:p>252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751" calcext:value-type="float">
            <text:p>751</text:p>
          </table:table-cell>
          <table:table-cell table:style-name="ce28" office:value-type="float" office:value="858" calcext:value-type="float">
            <text:p>858</text:p>
          </table:table-cell>
          <table:table-cell table:style-name="ce28" office:value-type="float" office:value="34" calcext:value-type="float">
            <text:p>3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4939" calcext:value-type="float">
            <text:p>4,939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7013" calcext:value-type="float">
            <text:p>7,013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215" calcext:value-type="float">
            <text:p>215</text:p>
          </table:table-cell>
          <table:table-cell table:number-columns-repeated="2" table:style-name="ce28" office:value-type="float" office:value="126" calcext:value-type="float">
            <text:p>126</text:p>
          </table:table-cell>
          <table:table-cell table:style-name="ce28" office:value-type="float" office:value="270" calcext:value-type="float">
            <text:p>27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604" calcext:value-type="float">
            <text:p>604</text:p>
          </table:table-cell>
          <table:table-cell table:style-name="ce28" office:value-type="float" office:value="584" calcext:value-type="float">
            <text:p>584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4939" calcext:value-type="float">
            <text:p>4,93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600" calcext:value-type="float">
            <text:p>600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20617" calcext:value-type="float">
            <text:p>20,617</text:p>
          </table:table-cell>
          <table:table-cell table:style-name="ce26" office:value-type="float" office:value="323" calcext:value-type="float">
            <text:p>323</text:p>
          </table:table-cell>
          <table:table-cell table:style-name="ce26" office:value-type="float" office:value="690" calcext:value-type="float">
            <text:p>690</text:p>
          </table:table-cell>
          <table:table-cell table:style-name="ce26" office:value-type="float" office:value="652" calcext:value-type="float">
            <text:p>652</text:p>
          </table:table-cell>
          <table:table-cell table:style-name="ce26" office:value-type="float" office:value="358" calcext:value-type="float">
            <text:p>358</text:p>
          </table:table-cell>
          <table:table-cell table:style-name="ce26" office:value-type="float" office:value="479" calcext:value-type="float">
            <text:p>479</text:p>
          </table:table-cell>
          <table:table-cell table:style-name="ce26" office:value-type="float" office:value="1119" calcext:value-type="float">
            <text:p>1,11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839" calcext:value-type="float">
            <text:p>2,839</text:p>
          </table:table-cell>
          <table:table-cell table:style-name="ce26" office:value-type="float" office:value="149" calcext:value-type="float">
            <text:p>149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3888" calcext:value-type="float">
            <text:p>13,888</text:p>
          </table:table-cell>
          <table:table-cell table:style-name="ce26" office:value-type="float" office:value="118" calcext:value-type="float">
            <text:p>118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0167" calcext:value-type="float">
            <text:p>20,167</text:p>
          </table:table-cell>
          <table:table-cell table:style-name="ce26" office:value-type="float" office:value="605" calcext:value-type="float">
            <text:p>605</text:p>
          </table:table-cell>
          <table:table-cell table:style-name="ce26" office:value-type="float" office:value="544" calcext:value-type="float">
            <text:p>544</text:p>
          </table:table-cell>
          <table:table-cell table:style-name="ce26" office:value-type="float" office:value="338" calcext:value-type="float">
            <text:p>338</text:p>
          </table:table-cell>
          <table:table-cell table:style-name="ce26" office:value-type="float" office:value="451" calcext:value-type="float">
            <text:p>451</text:p>
          </table:table-cell>
          <table:table-cell table:style-name="ce26" office:value-type="float" office:value="586" calcext:value-type="float">
            <text:p>586</text:p>
          </table:table-cell>
          <table:table-cell table:style-name="ce26" office:value-type="float" office:value="1419" calcext:value-type="float">
            <text:p>1,41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306" calcext:value-type="float">
            <text:p>2,306</text:p>
          </table:table-cell>
          <table:table-cell table:style-name="ce26" office:value-type="float" office:value="25" calcext:value-type="float">
            <text:p>2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13888" calcext:value-type="float">
            <text:p>13,888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450" calcext:value-type="float">
            <text:p>450</text:p>
          </table:table-cell>
          <table:table-cell table:style-name="ce51" table:number-columns-repeated="1635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9382" calcext:value-type="float">
            <text:p>9,382</text:p>
          </table:table-cell>
          <table:table-cell table:style-name="ce27" office:value-type="float" office:value="144" calcext:value-type="float">
            <text:p>144</text:p>
          </table:table-cell>
          <table:table-cell table:style-name="ce27" office:value-type="float" office:value="308" calcext:value-type="float">
            <text:p>308</text:p>
          </table:table-cell>
          <table:table-cell table:style-name="ce27" office:value-type="float" office:value="321" calcext:value-type="float">
            <text:p>321</text:p>
          </table:table-cell>
          <table:table-cell table:style-name="ce27" office:value-type="float" office:value="166" calcext:value-type="float">
            <text:p>166</text:p>
          </table:table-cell>
          <table:table-cell table:style-name="ce27" office:value-type="float" office:value="208" calcext:value-type="float">
            <text:p>208</text:p>
          </table:table-cell>
          <table:table-cell table:style-name="ce27" office:value-type="float" office:value="515" calcext:value-type="float">
            <text:p>51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333" calcext:value-type="float">
            <text:p>1,333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265" calcext:value-type="float">
            <text:p>6,265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9191" calcext:value-type="float">
            <text:p>9,191</text:p>
          </table:table-cell>
          <table:table-cell table:style-name="ce27" office:value-type="float" office:value="243" calcext:value-type="float">
            <text:p>243</text:p>
          </table:table-cell>
          <table:table-cell table:style-name="ce27" office:value-type="float" office:value="260" calcext:value-type="float">
            <text:p>260</text:p>
          </table:table-cell>
          <table:table-cell table:style-name="ce27" office:value-type="float" office:value="130" calcext:value-type="float">
            <text:p>130</text:p>
          </table:table-cell>
          <table:table-cell table:style-name="ce27" office:value-type="float" office:value="226" calcext:value-type="float">
            <text:p>226</text:p>
          </table:table-cell>
          <table:table-cell table:style-name="ce27" office:value-type="float" office:value="245" calcext:value-type="float">
            <text:p>245</text:p>
          </table:table-cell>
          <table:table-cell table:style-name="ce27" office:value-type="float" office:value="668" calcext:value-type="float">
            <text:p>66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137" calcext:value-type="float">
            <text:p>1,137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6265" calcext:value-type="float">
            <text:p>6,265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191" calcext:value-type="float">
            <text:p>191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11235" calcext:value-type="float">
            <text:p>11,235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382" calcext:value-type="float">
            <text:p>382</text:p>
          </table:table-cell>
          <table:table-cell table:style-name="ce28" office:value-type="float" office:value="331" calcext:value-type="float">
            <text:p>331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271" calcext:value-type="float">
            <text:p>271</text:p>
          </table:table-cell>
          <table:table-cell table:style-name="ce28" office:value-type="float" office:value="604" calcext:value-type="float">
            <text:p>60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506" calcext:value-type="float">
            <text:p>1,506</text:p>
          </table:table-cell>
          <table:table-cell table:style-name="ce28" office:value-type="float" office:value="79" calcext:value-type="float">
            <text:p>7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7623" calcext:value-type="float">
            <text:p>7,623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0976" calcext:value-type="float">
            <text:p>10,976</text:p>
          </table:table-cell>
          <table:table-cell table:style-name="ce28" office:value-type="float" office:value="362" calcext:value-type="float">
            <text:p>362</text:p>
          </table:table-cell>
          <table:table-cell table:style-name="ce28" office:value-type="float" office:value="284" calcext:value-type="float">
            <text:p>284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341" calcext:value-type="float">
            <text:p>341</text:p>
          </table:table-cell>
          <table:table-cell table:style-name="ce28" office:value-type="float" office:value="751" calcext:value-type="float">
            <text:p>75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169" calcext:value-type="float">
            <text:p>1,169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7623" calcext:value-type="float">
            <text:p>7,62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259" calcext:value-type="float">
            <text:p>259</text:p>
          </table:table-cell>
          <table:table-cell table:style-name="ce51" table:number-columns-repeated="1635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44104" calcext:value-type="float">
            <text:p><text:s text:c="3"/>44,104</text:p>
          </table:table-cell>
          <table:table-cell table:style-name="ce29" office:value-type="float" office:value="472" calcext:value-type="float">
            <text:p><text:s text:c="3"/>472</text:p>
          </table:table-cell>
          <table:table-cell table:style-name="ce29" office:value-type="float" office:value="4317" calcext:value-type="float">
            <text:p><text:s text:c="3"/>4,317</text:p>
          </table:table-cell>
          <table:table-cell table:style-name="ce29" office:value-type="float" office:value="3054" calcext:value-type="float">
            <text:p><text:s text:c="3"/>3,054</text:p>
          </table:table-cell>
          <table:table-cell table:style-name="ce29" office:value-type="float" office:value="2214" calcext:value-type="float">
            <text:p><text:s text:c="3"/>2,214</text:p>
          </table:table-cell>
          <table:table-cell table:style-name="ce29" office:value-type="float" office:value="3453" calcext:value-type="float">
            <text:p><text:s text:c="3"/>3,453</text:p>
          </table:table-cell>
          <table:table-cell table:style-name="ce29" office:value-type="float" office:value="1127" calcext:value-type="float">
            <text:p><text:s text:c="3"/>1,127</text:p>
          </table:table-cell>
          <table:table-cell table:style-name="ce29" office:value-type="float" office:value="2306" calcext:value-type="float">
            <text:p><text:s text:c="3"/>2,306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207" calcext:value-type="float">
            <text:p><text:s text:c="3"/>207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7618" calcext:value-type="float">
            <text:p><text:s text:c="3"/>7,618</text:p>
          </table:table-cell>
          <table:table-cell table:style-name="ce29" office:value-type="float" office:value="19055" calcext:value-type="float">
            <text:p><text:s text:c="3"/>19,055</text:p>
          </table:table-cell>
          <table:table-cell table:style-name="ce29" office:value-type="float" office:value="278" calcext:value-type="float">
            <text:p><text:s text:c="3"/>278</text:p>
          </table:table-cell>
          <table:table-cell table:style-name="ce29" office:value-type="float" office:value="3" calcext:value-type="float">
            <text:p><text:s text:c="3"/>3</text:p>
          </table:table-cell>
          <table:table-cell table:style-name="ce29" office:value-type="float" office:value="44663" calcext:value-type="float">
            <text:p><text:s text:c="3"/>44,663</text:p>
          </table:table-cell>
          <table:table-cell table:style-name="ce29" office:value-type="float" office:value="888" calcext:value-type="float">
            <text:p><text:s text:c="3"/>888</text:p>
          </table:table-cell>
          <table:table-cell table:style-name="ce29" office:value-type="float" office:value="3071" calcext:value-type="float">
            <text:p><text:s text:c="3"/>3,071</text:p>
          </table:table-cell>
          <table:table-cell table:style-name="ce29" office:value-type="float" office:value="1272" calcext:value-type="float">
            <text:p><text:s text:c="3"/>1,272</text:p>
          </table:table-cell>
          <table:table-cell table:style-name="ce29" office:value-type="float" office:value="2597" calcext:value-type="float">
            <text:p><text:s text:c="3"/>2,597</text:p>
          </table:table-cell>
          <table:table-cell table:style-name="ce29" office:value-type="float" office:value="5530" calcext:value-type="float">
            <text:p><text:s text:c="3"/>5,530</text:p>
          </table:table-cell>
          <table:table-cell table:style-name="ce29" office:value-type="float" office:value="1663" calcext:value-type="float">
            <text:p><text:s text:c="3"/>1,663</text:p>
          </table:table-cell>
          <table:table-cell table:style-name="ce29" office:value-type="float" office:value="2839" calcext:value-type="float">
            <text:p><text:s text:c="3"/>2,839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99" calcext:value-type="float">
            <text:p><text:s text:c="3"/>99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7618" calcext:value-type="float">
            <text:p><text:s text:c="3"/>7,618</text:p>
          </table:table-cell>
          <table:table-cell table:style-name="ce29" office:value-type="float" office:value="19055" calcext:value-type="float">
            <text:p><text:s text:c="3"/>19,055</text:p>
          </table:table-cell>
          <table:table-cell table:style-name="ce29" office:value-type="float" office:value="25" calcext:value-type="float">
            <text:p><text:s text:c="3"/>25</text:p>
          </table:table-cell>
          <table:table-cell table:style-name="ce26" office:value-type="float" office:value="6" calcext:value-type="float">
            <text:p>6</text:p>
          </table:table-cell>
          <table:table-cell table:style-name="ce45" office:value-type="float" office:value="-559" calcext:value-type="float">
            <text:p><text:s/>－559</text:p>
          </table:table-cell>
          <table:table-cell table:style-name="ce51" table:number-columns-repeated="1635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21187" calcext:value-type="float">
            <text:p><text:s text:c="3"/>21,187</text:p>
          </table:table-cell>
          <table:table-cell table:style-name="ce30" office:value-type="float" office:value="217" calcext:value-type="float">
            <text:p><text:s text:c="3"/>217</text:p>
          </table:table-cell>
          <table:table-cell table:style-name="ce30" office:value-type="float" office:value="2224" calcext:value-type="float">
            <text:p><text:s text:c="3"/>2,224</text:p>
          </table:table-cell>
          <table:table-cell table:style-name="ce30" office:value-type="float" office:value="1529" calcext:value-type="float">
            <text:p><text:s text:c="3"/>1,529</text:p>
          </table:table-cell>
          <table:table-cell table:style-name="ce30" office:value-type="float" office:value="1127" calcext:value-type="float">
            <text:p><text:s text:c="3"/>1,127</text:p>
          </table:table-cell>
          <table:table-cell table:style-name="ce30" office:value-type="float" office:value="1720" calcext:value-type="float">
            <text:p><text:s text:c="3"/>1,720</text:p>
          </table:table-cell>
          <table:table-cell table:style-name="ce30" office:value-type="float" office:value="543" calcext:value-type="float">
            <text:p><text:s text:c="3"/>543</text:p>
          </table:table-cell>
          <table:table-cell table:style-name="ce30" office:value-type="float" office:value="1137" calcext:value-type="float">
            <text:p><text:s text:c="3"/>1,137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99" calcext:value-type="float">
            <text:p><text:s text:c="3"/>99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3572" calcext:value-type="float">
            <text:p><text:s text:c="3"/>3,572</text:p>
          </table:table-cell>
          <table:table-cell table:style-name="ce30" office:value-type="float" office:value="8927" calcext:value-type="float">
            <text:p><text:s text:c="3"/>8,927</text:p>
          </table:table-cell>
          <table:table-cell table:style-name="ce30" office:value-type="float" office:value="91" calcext:value-type="float">
            <text:p><text:s text:c="3"/>91</text:p>
          </table:table-cell>
          <table:table-cell table:style-name="ce30" office:value-type="float" office:value="1" calcext:value-type="float">
            <text:p><text:s text:c="3"/>1</text:p>
          </table:table-cell>
          <table:table-cell table:style-name="ce30" office:value-type="float" office:value="20832" calcext:value-type="float">
            <text:p><text:s text:c="3"/>20,832</text:p>
          </table:table-cell>
          <table:table-cell table:style-name="ce30" office:value-type="float" office:value="401" calcext:value-type="float">
            <text:p><text:s text:c="3"/>401</text:p>
          </table:table-cell>
          <table:table-cell table:style-name="ce30" office:value-type="float" office:value="1418" calcext:value-type="float">
            <text:p><text:s text:c="3"/>1,418</text:p>
          </table:table-cell>
          <table:table-cell table:style-name="ce30" office:value-type="float" office:value="543" calcext:value-type="float">
            <text:p><text:s text:c="3"/>543</text:p>
          </table:table-cell>
          <table:table-cell table:style-name="ce30" office:value-type="float" office:value="1262" calcext:value-type="float">
            <text:p><text:s text:c="3"/>1,262</text:p>
          </table:table-cell>
          <table:table-cell table:style-name="ce30" office:value-type="float" office:value="2496" calcext:value-type="float">
            <text:p><text:s text:c="3"/>2,496</text:p>
          </table:table-cell>
          <table:table-cell table:style-name="ce30" office:value-type="float" office:value="805" calcext:value-type="float">
            <text:p><text:s text:c="3"/>805</text:p>
          </table:table-cell>
          <table:table-cell table:style-name="ce30" office:value-type="float" office:value="1333" calcext:value-type="float">
            <text:p><text:s text:c="3"/>1,333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62" calcext:value-type="float">
            <text:p><text:s text:c="3"/>62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3572" calcext:value-type="float">
            <text:p><text:s text:c="3"/>3,572</text:p>
          </table:table-cell>
          <table:table-cell table:style-name="ce30" office:value-type="float" office:value="8927" calcext:value-type="float">
            <text:p><text:s text:c="3"/>8,927</text:p>
          </table:table-cell>
          <table:table-cell table:style-name="ce30" office:value-type="float" office:value="11" calcext:value-type="float">
            <text:p><text:s text:c="3"/>11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355" calcext:value-type="float">
            <text:p>355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22917" calcext:value-type="float">
            <text:p><text:s text:c="3"/>22,917</text:p>
          </table:table-cell>
          <table:table-cell table:style-name="ce31" office:value-type="float" office:value="255" calcext:value-type="float">
            <text:p><text:s text:c="3"/>255</text:p>
          </table:table-cell>
          <table:table-cell table:style-name="ce31" office:value-type="float" office:value="2093" calcext:value-type="float">
            <text:p><text:s text:c="3"/>2,093</text:p>
          </table:table-cell>
          <table:table-cell table:style-name="ce31" office:value-type="float" office:value="1525" calcext:value-type="float">
            <text:p><text:s text:c="3"/>1,525</text:p>
          </table:table-cell>
          <table:table-cell table:style-name="ce31" office:value-type="float" office:value="1087" calcext:value-type="float">
            <text:p><text:s text:c="3"/>1,087</text:p>
          </table:table-cell>
          <table:table-cell table:style-name="ce31" office:value-type="float" office:value="1733" calcext:value-type="float">
            <text:p><text:s text:c="3"/>1,733</text:p>
          </table:table-cell>
          <table:table-cell table:style-name="ce31" office:value-type="float" office:value="584" calcext:value-type="float">
            <text:p><text:s text:c="3"/>584</text:p>
          </table:table-cell>
          <table:table-cell table:style-name="ce31" office:value-type="float" office:value="1169" calcext:value-type="float">
            <text:p><text:s text:c="3"/>1,169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08" calcext:value-type="float">
            <text:p><text:s text:c="3"/>108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4046" calcext:value-type="float">
            <text:p><text:s text:c="3"/>4,046</text:p>
          </table:table-cell>
          <table:table-cell table:style-name="ce31" office:value-type="float" office:value="10128" calcext:value-type="float">
            <text:p><text:s text:c="3"/>10,128</text:p>
          </table:table-cell>
          <table:table-cell table:style-name="ce31" office:value-type="float" office:value="187" calcext:value-type="float">
            <text:p><text:s text:c="3"/>187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31" office:value-type="float" office:value="23831" calcext:value-type="float">
            <text:p><text:s text:c="3"/>23,831</text:p>
          </table:table-cell>
          <table:table-cell table:style-name="ce31" office:value-type="float" office:value="487" calcext:value-type="float">
            <text:p><text:s text:c="3"/>487</text:p>
          </table:table-cell>
          <table:table-cell table:style-name="ce31" office:value-type="float" office:value="1653" calcext:value-type="float">
            <text:p><text:s text:c="3"/>1,653</text:p>
          </table:table-cell>
          <table:table-cell table:style-name="ce31" office:value-type="float" office:value="729" calcext:value-type="float">
            <text:p><text:s text:c="3"/>729</text:p>
          </table:table-cell>
          <table:table-cell table:style-name="ce31" office:value-type="float" office:value="1335" calcext:value-type="float">
            <text:p><text:s text:c="3"/>1,335</text:p>
          </table:table-cell>
          <table:table-cell table:style-name="ce31" office:value-type="float" office:value="3034" calcext:value-type="float">
            <text:p><text:s text:c="3"/>3,034</text:p>
          </table:table-cell>
          <table:table-cell table:style-name="ce31" office:value-type="float" office:value="858" calcext:value-type="float">
            <text:p><text:s text:c="3"/>858</text:p>
          </table:table-cell>
          <table:table-cell table:style-name="ce31" office:value-type="float" office:value="1506" calcext:value-type="float">
            <text:p><text:s text:c="3"/>1,506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37" calcext:value-type="float">
            <text:p><text:s text:c="3"/>37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4046" calcext:value-type="float">
            <text:p><text:s text:c="3"/>4,046</text:p>
          </table:table-cell>
          <table:table-cell table:style-name="ce31" office:value-type="float" office:value="10128" calcext:value-type="float">
            <text:p><text:s text:c="3"/>10,128</text:p>
          </table:table-cell>
          <table:table-cell table:style-name="ce31" office:value-type="float" office:value="14" calcext:value-type="float">
            <text:p><text:s text:c="3"/>14</text:p>
          </table:table-cell>
          <table:table-cell table:style-name="ce28" office:value-type="float" office:value="4" calcext:value-type="float">
            <text:p>4</text:p>
          </table:table-cell>
          <table:table-cell table:style-name="ce46" office:value-type="float" office:value="-914" calcext:value-type="float">
            <text:p><text:s/>－914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4490" calcext:value-type="float">
            <text:p>4,490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826" calcext:value-type="float">
            <text:p>826</text:p>
          </table:table-cell>
          <table:table-cell table:style-name="ce32" office:value-type="float" office:value="661" calcext:value-type="float">
            <text:p>661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12" calcext:value-type="float">
            <text:p>312</text:p>
          </table:table-cell>
          <table:table-cell table:style-name="ce32" office:value-type="float" office:value="2297" calcext:value-type="float">
            <text:p>2,297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530" calcext:value-type="float">
            <text:p>3,53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361" calcext:value-type="float">
            <text:p>361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2297" calcext:value-type="float">
            <text:p>2,297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960" calcext:value-type="float">
            <text:p>960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114" calcext:value-type="float">
            <text:p>2,11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394" calcext:value-type="float">
            <text:p>394</text:p>
          </table:table-cell>
          <table:table-cell table:style-name="ce33" office:value-type="float" office:value="318" calcext:value-type="float">
            <text:p>318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1086" calcext:value-type="float">
            <text:p>1,086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80" calcext:value-type="float">
            <text:p>1,680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1086" calcext:value-type="float">
            <text:p>1,08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434" calcext:value-type="float">
            <text:p>434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376" calcext:value-type="float">
            <text:p>2,37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432" calcext:value-type="float">
            <text:p>432</text:p>
          </table:table-cell>
          <table:table-cell table:style-name="ce34" office:value-type="float" office:value="343" calcext:value-type="float">
            <text:p>343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211" calcext:value-type="float">
            <text:p>1,211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50" calcext:value-type="float">
            <text:p>1,850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199" calcext:value-type="float">
            <text:p>199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44" calcext:value-type="float">
            <text:p>44</text:p>
          </table:table-cell>
          <table:table-cell table:number-columns-repeated="2" table:style-name="ce34" office:value-type="float" office:value="19" calcext:value-type="float">
            <text:p>19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office:value-type="float" office:value="1211" calcext:value-type="float">
            <text:p>1,21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526" calcext:value-type="float">
            <text:p>526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4725" calcext:value-type="float">
            <text:p>4,725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440" calcext:value-type="float">
            <text:p>440</text:p>
          </table:table-cell>
          <table:table-cell table:style-name="ce32" office:value-type="float" office:value="369" calcext:value-type="float">
            <text:p>369</text:p>
          </table:table-cell>
          <table:table-cell table:style-name="ce32" office:value-type="float" office:value="579" calcext:value-type="float">
            <text:p>579</text:p>
          </table:table-cell>
          <table:table-cell table:style-name="ce32" office:value-type="float" office:value="241" calcext:value-type="float">
            <text:p>241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84" calcext:value-type="float">
            <text:p>1,384</text:p>
          </table:table-cell>
          <table:table-cell table:style-name="ce32" office:value-type="float" office:value="1370" calcext:value-type="float">
            <text:p>1,370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574" calcext:value-type="float">
            <text:p>3,574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233" calcext:value-type="float">
            <text:p>233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527" calcext:value-type="float">
            <text:p>527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62" calcext:value-type="float">
            <text:p>862</text:p>
          </table:table-cell>
          <table:table-cell table:style-name="ce32" office:value-type="float" office:value="1370" calcext:value-type="float">
            <text:p>1,37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1151" calcext:value-type="float">
            <text:p>1,151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341" calcext:value-type="float">
            <text:p>2,34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42" calcext:value-type="float">
            <text:p>242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279" calcext:value-type="float">
            <text:p>279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79" calcext:value-type="float">
            <text:p>679</text:p>
          </table:table-cell>
          <table:table-cell table:style-name="ce33" office:value-type="float" office:value="638" calcext:value-type="float">
            <text:p>63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18" calcext:value-type="float">
            <text:p>1,718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254" calcext:value-type="float">
            <text:p>254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17" calcext:value-type="float">
            <text:p>417</text:p>
          </table:table-cell>
          <table:table-cell table:style-name="ce33" office:value-type="float" office:value="638" calcext:value-type="float">
            <text:p>63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623" calcext:value-type="float">
            <text:p>623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384" calcext:value-type="float">
            <text:p>2,384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98" calcext:value-type="float">
            <text:p>198</text:p>
          </table:table-cell>
          <table:table-cell table:style-name="ce34" office:value-type="float" office:value="169" calcext:value-type="float">
            <text:p>169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116" calcext:value-type="float">
            <text:p>116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05" calcext:value-type="float">
            <text:p>705</text:p>
          </table:table-cell>
          <table:table-cell table:style-name="ce34" office:value-type="float" office:value="732" calcext:value-type="float">
            <text:p>732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56" calcext:value-type="float">
            <text:p>1,856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273" calcext:value-type="float">
            <text:p>273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45" calcext:value-type="float">
            <text:p>445</text:p>
          </table:table-cell>
          <table:table-cell table:style-name="ce34" office:value-type="float" office:value="732" calcext:value-type="float">
            <text:p>732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528" calcext:value-type="float">
            <text:p>528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3268" calcext:value-type="float">
            <text:p>3,268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315" calcext:value-type="float">
            <text:p>315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263" calcext:value-type="float">
            <text:p>263</text:p>
          </table:table-cell>
          <table:table-cell table:style-name="ce32" office:value-type="float" office:value="429" calcext:value-type="float">
            <text:p>429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80" calcext:value-type="float">
            <text:p>680</text:p>
          </table:table-cell>
          <table:table-cell table:style-name="ce32" office:value-type="float" office:value="1155" calcext:value-type="float">
            <text:p>1,15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760" calcext:value-type="float">
            <text:p>2,760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441" calcext:value-type="float">
            <text:p>441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68" calcext:value-type="float">
            <text:p>468</text:p>
          </table:table-cell>
          <table:table-cell table:style-name="ce32" office:value-type="float" office:value="1155" calcext:value-type="float">
            <text:p>1,15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508" calcext:value-type="float">
            <text:p>508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614" calcext:value-type="float">
            <text:p>1,61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26" calcext:value-type="float">
            <text:p>326</text:p>
          </table:table-cell>
          <table:table-cell table:style-name="ce33" office:value-type="float" office:value="557" calcext:value-type="float">
            <text:p>557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92" calcext:value-type="float">
            <text:p>1,29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557" calcext:value-type="float">
            <text:p>55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322" calcext:value-type="float">
            <text:p>322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654" calcext:value-type="float">
            <text:p>1,65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54" calcext:value-type="float">
            <text:p>354</text:p>
          </table:table-cell>
          <table:table-cell table:style-name="ce34" office:value-type="float" office:value="598" calcext:value-type="float">
            <text:p>59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68" calcext:value-type="float">
            <text:p>1,468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233" calcext:value-type="float">
            <text:p>23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48" calcext:value-type="float">
            <text:p>248</text:p>
          </table:table-cell>
          <table:table-cell table:style-name="ce34" office:value-type="float" office:value="598" calcext:value-type="float">
            <text:p>598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186" calcext:value-type="float">
            <text:p>186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6415" calcext:value-type="float">
            <text:p>6,415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282" calcext:value-type="float">
            <text:p>282</text:p>
          </table:table-cell>
          <table:table-cell table:style-name="ce32" office:value-type="float" office:value="187" calcext:value-type="float">
            <text:p>187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972" calcext:value-type="float">
            <text:p>972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35" calcext:value-type="float">
            <text:p>535</text:p>
          </table:table-cell>
          <table:table-cell table:style-name="ce32" office:value-type="float" office:value="3984" calcext:value-type="float">
            <text:p>3,984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8419" calcext:value-type="float">
            <text:p>8,419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335" calcext:value-type="float">
            <text:p>335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266" calcext:value-type="float">
            <text:p>266</text:p>
          </table:table-cell>
          <table:table-cell table:style-name="ce32" office:value-type="float" office:value="2212" calcext:value-type="float">
            <text:p>2,212</text:p>
          </table:table-cell>
          <table:table-cell table:style-name="ce32" office:value-type="float" office:value="215" calcext:value-type="float">
            <text:p>215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21" calcext:value-type="float">
            <text:p>921</text:p>
          </table:table-cell>
          <table:table-cell table:style-name="ce32" office:value-type="float" office:value="3984" calcext:value-type="float">
            <text:p>3,98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2004" calcext:value-type="float">
            <text:p><text:s/>－2,004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070" calcext:value-type="float">
            <text:p>3,07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494" calcext:value-type="float">
            <text:p>494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35" calcext:value-type="float">
            <text:p>235</text:p>
          </table:table-cell>
          <table:table-cell table:style-name="ce33" office:value-type="float" office:value="1861" calcext:value-type="float">
            <text:p>1,86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847" calcext:value-type="float">
            <text:p>3,847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994" calcext:value-type="float">
            <text:p>994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06" calcext:value-type="float">
            <text:p>406</text:p>
          </table:table-cell>
          <table:table-cell table:style-name="ce33" office:value-type="float" office:value="1861" calcext:value-type="float">
            <text:p>1,86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777" calcext:value-type="float">
            <text:p><text:s/>－777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3345" calcext:value-type="float">
            <text:p>3,345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478" calcext:value-type="float">
            <text:p>478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2123" calcext:value-type="float">
            <text:p>2,12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572" calcext:value-type="float">
            <text:p>4,572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1218" calcext:value-type="float">
            <text:p>1,218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15" calcext:value-type="float">
            <text:p>515</text:p>
          </table:table-cell>
          <table:table-cell table:style-name="ce34" office:value-type="float" office:value="2123" calcext:value-type="float">
            <text:p>2,1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-1227" calcext:value-type="float">
            <text:p><text:s/>－1,227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306" calcext:value-type="float">
            <text:p>2,306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708" calcext:value-type="float">
            <text:p>708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86" calcext:value-type="float">
            <text:p>386</text:p>
          </table:table-cell>
          <table:table-cell table:style-name="ce32" office:value-type="float" office:value="750" calcext:value-type="float">
            <text:p>75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501" calcext:value-type="float">
            <text:p>2,501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03" calcext:value-type="float">
            <text:p>903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88" calcext:value-type="float">
            <text:p>388</text:p>
          </table:table-cell>
          <table:table-cell table:style-name="ce32" office:value-type="float" office:value="750" calcext:value-type="float">
            <text:p>75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7" office:value-type="float" office:value="-195" calcext:value-type="float">
            <text:p><text:s/>－195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115" calcext:value-type="float">
            <text:p>1,115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354" calcext:value-type="float">
            <text:p>35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75" calcext:value-type="float">
            <text:p>1,175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418" calcext:value-type="float">
            <text:p>418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7" calcext:value-type="float">
            <text:p>187</text:p>
          </table:table-cell>
          <table:table-cell table:style-name="ce33" office:value-type="float" office:value="354" calcext:value-type="float">
            <text:p>35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60" calcext:value-type="float">
            <text:p><text:s/>－60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191" calcext:value-type="float">
            <text:p>1,19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358" calcext:value-type="float">
            <text:p>358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396" calcext:value-type="float">
            <text:p>396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26" calcext:value-type="float">
            <text:p>1,326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485" calcext:value-type="float">
            <text:p>48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396" calcext:value-type="float">
            <text:p>396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48" office:value-type="float" office:value="-135" calcext:value-type="float">
            <text:p><text:s/>－135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3732" calcext:value-type="float">
            <text:p>3,732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371" calcext:value-type="float">
            <text:p>371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358" calcext:value-type="float">
            <text:p>358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80" calcext:value-type="float">
            <text:p>680</text:p>
          </table:table-cell>
          <table:table-cell table:style-name="ce32" office:value-type="float" office:value="1714" calcext:value-type="float">
            <text:p>1,714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196" calcext:value-type="float">
            <text:p>4,196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347" calcext:value-type="float">
            <text:p>347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667" calcext:value-type="float">
            <text:p>667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06" calcext:value-type="float">
            <text:p>706</text:p>
          </table:table-cell>
          <table:table-cell table:style-name="ce32" office:value-type="float" office:value="1714" calcext:value-type="float">
            <text:p>1,71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464" calcext:value-type="float">
            <text:p><text:s/>－464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794" calcext:value-type="float">
            <text:p>1,794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798" calcext:value-type="float">
            <text:p>798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57" calcext:value-type="float">
            <text:p>1,957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303" calcext:value-type="float">
            <text:p>303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30" calcext:value-type="float">
            <text:p>330</text:p>
          </table:table-cell>
          <table:table-cell table:style-name="ce33" office:value-type="float" office:value="798" calcext:value-type="float">
            <text:p>79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163" calcext:value-type="float">
            <text:p><text:s/>－163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938" calcext:value-type="float">
            <text:p>1,93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60" calcext:value-type="float">
            <text:p>160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185" calcext:value-type="float">
            <text:p>185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00" calcext:value-type="float">
            <text:p>400</text:p>
          </table:table-cell>
          <table:table-cell table:style-name="ce34" office:value-type="float" office:value="916" calcext:value-type="float">
            <text:p>916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239" calcext:value-type="float">
            <text:p>2,239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77" calcext:value-type="float">
            <text:p>177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108" calcext:value-type="float">
            <text:p>108</text:p>
          </table:table-cell>
          <table:table-cell table:style-name="ce34" office:value-type="float" office:value="364" calcext:value-type="float">
            <text:p>364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76" calcext:value-type="float">
            <text:p>376</text:p>
          </table:table-cell>
          <table:table-cell table:style-name="ce34" office:value-type="float" office:value="916" calcext:value-type="float">
            <text:p>91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9" office:value-type="float" office:value="-301" calcext:value-type="float">
            <text:p><text:s/>－301</text:p>
          </table:table-cell>
          <table:table-cell table:style-name="ce51" table:number-columns-repeated="1635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778" calcext:value-type="float">
            <text:p>2,778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49" calcext:value-type="float">
            <text:p>249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75" calcext:value-type="float">
            <text:p>1,075</text:p>
          </table:table-cell>
          <table:table-cell table:style-name="ce32" office:value-type="float" office:value="770" calcext:value-type="float">
            <text:p>770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824" calcext:value-type="float">
            <text:p>2,824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228" calcext:value-type="float">
            <text:p>228</text:p>
          </table:table-cell>
          <table:table-cell table:style-name="ce32" office:value-type="float" office:value="313" calcext:value-type="float">
            <text:p>313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58" calcext:value-type="float">
            <text:p>958</text:p>
          </table:table-cell>
          <table:table-cell table:style-name="ce32" office:value-type="float" office:value="770" calcext:value-type="float">
            <text:p>77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46" calcext:value-type="float">
            <text:p><text:s/>－46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386" calcext:value-type="float">
            <text:p>1,38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23" calcext:value-type="float">
            <text:p>523</text:p>
          </table:table-cell>
          <table:table-cell table:style-name="ce33" office:value-type="float" office:value="377" calcext:value-type="float">
            <text:p>37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13" calcext:value-type="float">
            <text:p>1,313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22" calcext:value-type="float">
            <text:p>422</text:p>
          </table:table-cell>
          <table:table-cell table:style-name="ce33" office:value-type="float" office:value="377" calcext:value-type="float">
            <text:p>37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73" calcext:value-type="float">
            <text:p>73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392" calcext:value-type="float">
            <text:p>1,39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52" calcext:value-type="float">
            <text:p>552</text:p>
          </table:table-cell>
          <table:table-cell table:style-name="ce34" office:value-type="float" office:value="393" calcext:value-type="float">
            <text:p>39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511" calcext:value-type="float">
            <text:p>1,511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36" calcext:value-type="float">
            <text:p>536</text:p>
          </table:table-cell>
          <table:table-cell table:style-name="ce34" office:value-type="float" office:value="393" calcext:value-type="float">
            <text:p>39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19" calcext:value-type="float">
            <text:p><text:s/>－119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4647" calcext:value-type="float">
            <text:p>4,647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241" calcext:value-type="float">
            <text:p>241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1205" calcext:value-type="float">
            <text:p>1,20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2288" calcext:value-type="float">
            <text:p>2,288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790" calcext:value-type="float">
            <text:p>4,790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176" calcext:value-type="float">
            <text:p>176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267" calcext:value-type="float">
            <text:p>267</text:p>
          </table:table-cell>
          <table:table-cell table:style-name="ce32" office:value-type="float" office:value="1289" calcext:value-type="float">
            <text:p>1,28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2288" calcext:value-type="float">
            <text:p>2,288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143" calcext:value-type="float">
            <text:p><text:s/>－143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187" calcext:value-type="float">
            <text:p>2,18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584" calcext:value-type="float">
            <text:p>58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1079" calcext:value-type="float">
            <text:p>1,07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222" calcext:value-type="float">
            <text:p>2,222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586" calcext:value-type="float">
            <text:p>58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1079" calcext:value-type="float">
            <text:p>1,07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35" calcext:value-type="float">
            <text:p><text:s/>－35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460" calcext:value-type="float">
            <text:p>2,46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21" calcext:value-type="float">
            <text:p>6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209" calcext:value-type="float">
            <text:p>1,20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568" calcext:value-type="float">
            <text:p>2,568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703" calcext:value-type="float">
            <text:p>70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1209" calcext:value-type="float">
            <text:p>1,209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-108" calcext:value-type="float">
            <text:p><text:s/>－108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05" calcext:value-type="float">
            <text:p>1,00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396" calcext:value-type="float">
            <text:p>396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53" calcext:value-type="float">
            <text:p>1,053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396" calcext:value-type="float">
            <text:p>39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48" calcext:value-type="float">
            <text:p><text:s/>－48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68" calcext:value-type="float">
            <text:p>46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84" calcext:value-type="float">
            <text:p>48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16" calcext:value-type="float">
            <text:p><text:s/>－16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37" calcext:value-type="float">
            <text:p>537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8" calcext:value-type="float">
            <text:p>38</text:p>
          </table:table-cell>
          <table:table-cell table:number-columns-repeated="2" table:style-name="ce34" office:value-type="float" office:value="21" calcext:value-type="float">
            <text:p>21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220" calcext:value-type="float">
            <text:p>22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69" calcext:value-type="float">
            <text:p>56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220" calcext:value-type="float">
            <text:p>22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32" calcext:value-type="float">
            <text:p><text:s/>－32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077" calcext:value-type="float">
            <text:p>2,077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26" calcext:value-type="float">
            <text:p>226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6" calcext:value-type="float">
            <text:p>226</text:p>
          </table:table-cell>
          <table:table-cell table:style-name="ce32" office:value-type="float" office:value="1146" calcext:value-type="float">
            <text:p>1,146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94" calcext:value-type="float">
            <text:p>2,094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1146" calcext:value-type="float">
            <text:p>1,14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17" calcext:value-type="float">
            <text:p><text:s/>－17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56" calcext:value-type="float">
            <text:p>95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533" calcext:value-type="float">
            <text:p>53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97" calcext:value-type="float">
            <text:p>99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533" calcext:value-type="float">
            <text:p>53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-41" calcext:value-type="float">
            <text:p><text:s/>－41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121" calcext:value-type="float">
            <text:p>1,12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613" calcext:value-type="float">
            <text:p>61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97" calcext:value-type="float">
            <text:p>1,097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office:value-type="float" office:value="613" calcext:value-type="float">
            <text:p>61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4" calcext:value-type="float">
            <text:p>24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528" calcext:value-type="float">
            <text:p>52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228" calcext:value-type="float">
            <text:p>228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79" calcext:value-type="float">
            <text:p>879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225" calcext:value-type="float">
            <text:p>2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228" calcext:value-type="float">
            <text:p>22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351" calcext:value-type="float">
            <text:p><text:s/>－351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85" calcext:value-type="float">
            <text:p>28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13" calcext:value-type="float">
            <text:p>11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446" calcext:value-type="float">
            <text:p>44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113" calcext:value-type="float">
            <text:p>11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61" calcext:value-type="float">
            <text:p><text:s/>－161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33" calcext:value-type="float">
            <text:p>43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15" calcext:value-type="float">
            <text:p>11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90" calcext:value-type="float">
            <text:p><text:s/>－190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3225" calcext:value-type="float">
            <text:p>3,225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721" calcext:value-type="float">
            <text:p>721</text:p>
          </table:table-cell>
          <table:table-cell table:style-name="ce32" office:value-type="float" office:value="668" calcext:value-type="float">
            <text:p>668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6" calcext:value-type="float">
            <text:p>176</text:p>
          </table:table-cell>
          <table:table-cell table:style-name="ce32" office:value-type="float" office:value="1348" calcext:value-type="float">
            <text:p>1,348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640" calcext:value-type="float">
            <text:p>2,640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434" calcext:value-type="float">
            <text:p>434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61" calcext:value-type="float">
            <text:p>261</text:p>
          </table:table-cell>
          <table:table-cell table:style-name="ce32" office:value-type="float" office:value="1348" calcext:value-type="float">
            <text:p>1,348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585" calcext:value-type="float">
            <text:p>585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548" calcext:value-type="float">
            <text:p>1,548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39" calcext:value-type="float">
            <text:p>339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634" calcext:value-type="float">
            <text:p>63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05" calcext:value-type="float">
            <text:p>1,205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04" calcext:value-type="float">
            <text:p>204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634" calcext:value-type="float">
            <text:p>634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48" office:value-type="float" office:value="343" calcext:value-type="float">
            <text:p>343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677" calcext:value-type="float">
            <text:p>1,67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82" calcext:value-type="float">
            <text:p>382</text:p>
          </table:table-cell>
          <table:table-cell table:style-name="ce34" office:value-type="float" office:value="345" calcext:value-type="float">
            <text:p>345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714" calcext:value-type="float">
            <text:p>71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435" calcext:value-type="float">
            <text:p>1,435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92" calcext:value-type="float">
            <text:p>92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5" calcext:value-type="float">
            <text:p>145</text:p>
          </table:table-cell>
          <table:table-cell table:style-name="ce34" office:value-type="float" office:value="714" calcext:value-type="float">
            <text:p>71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242" calcext:value-type="float">
            <text:p>242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3056" calcext:value-type="float">
            <text:p>3,05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255" calcext:value-type="float">
            <text:p>255</text:p>
          </table:table-cell>
          <table:table-cell table:style-name="ce32" office:value-type="float" office:value="262" calcext:value-type="float">
            <text:p>262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45" calcext:value-type="float">
            <text:p>845</text:p>
          </table:table-cell>
          <table:table-cell table:style-name="ce32" office:value-type="float" office:value="1113" calcext:value-type="float">
            <text:p>1,113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391" calcext:value-type="float">
            <text:p>3,391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226" calcext:value-type="float">
            <text:p>226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242" calcext:value-type="float">
            <text:p>242</text:p>
          </table:table-cell>
          <table:table-cell table:style-name="ce32" office:value-type="float" office:value="232" calcext:value-type="float">
            <text:p>232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98" calcext:value-type="float">
            <text:p>1,198</text:p>
          </table:table-cell>
          <table:table-cell table:style-name="ce32" office:value-type="float" office:value="1113" calcext:value-type="float">
            <text:p>1,11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335" calcext:value-type="float">
            <text:p><text:s/>－335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495" calcext:value-type="float">
            <text:p>1,495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22" calcext:value-type="float">
            <text:p>422</text:p>
          </table:table-cell>
          <table:table-cell table:style-name="ce33" office:value-type="float" office:value="513" calcext:value-type="float">
            <text:p>513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66" calcext:value-type="float">
            <text:p>1,566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60" calcext:value-type="float">
            <text:p>560</text:p>
          </table:table-cell>
          <table:table-cell table:style-name="ce33" office:value-type="float" office:value="513" calcext:value-type="float">
            <text:p>51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71" calcext:value-type="float">
            <text:p><text:s/>－71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561" calcext:value-type="float">
            <text:p>1,56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23" calcext:value-type="float">
            <text:p>423</text:p>
          </table:table-cell>
          <table:table-cell table:style-name="ce34" office:value-type="float" office:value="600" calcext:value-type="float">
            <text:p>600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25" calcext:value-type="float">
            <text:p>1,825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38" calcext:value-type="float">
            <text:p>638</text:p>
          </table:table-cell>
          <table:table-cell table:style-name="ce34" office:value-type="float" office:value="600" calcext:value-type="float">
            <text:p>60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264" calcext:value-type="float">
            <text:p><text:s/>－264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852" calcext:value-type="float">
            <text:p>1,852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12" calcext:value-type="float">
            <text:p>812</text:p>
          </table:table-cell>
          <table:table-cell table:style-name="ce32" office:value-type="float" office:value="496" calcext:value-type="float">
            <text:p>49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12" calcext:value-type="float">
            <text:p>2,012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20" calcext:value-type="float">
            <text:p>820</text:p>
          </table:table-cell>
          <table:table-cell table:style-name="ce32" office:value-type="float" office:value="496" calcext:value-type="float">
            <text:p>49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160" calcext:value-type="float">
            <text:p><text:s/>－160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14" calcext:value-type="float">
            <text:p>814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64" calcext:value-type="float">
            <text:p>364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30" calcext:value-type="float">
            <text:p>930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13" calcext:value-type="float">
            <text:p>413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116" calcext:value-type="float">
            <text:p><text:s/>－116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038" calcext:value-type="float">
            <text:p>1,03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48" calcext:value-type="float">
            <text:p>448</text:p>
          </table:table-cell>
          <table:table-cell table:style-name="ce34" office:value-type="float" office:value="288" calcext:value-type="float">
            <text:p>28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82" calcext:value-type="float">
            <text:p>1,082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61" calcext:value-type="float">
            <text:p>61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407" calcext:value-type="float">
            <text:p>407</text:p>
          </table:table-cell>
          <table:table-cell table:style-name="ce34" office:value-type="float" office:value="288" calcext:value-type="float">
            <text:p>28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44" calcext:value-type="float">
            <text:p><text:s/>－44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880" calcext:value-type="float">
            <text:p>88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99" calcext:value-type="float">
            <text:p>9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543" calcext:value-type="float">
            <text:p>543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057" calcext:value-type="float">
            <text:p>2,057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521" calcext:value-type="float">
            <text:p>521</text:p>
          </table:table-cell>
          <table:table-cell table:style-name="ce26" office:value-type="float" office:value="74" calcext:value-type="float">
            <text:p>74</text:p>
          </table:table-cell>
          <table:table-cell table:style-name="ce26" office:value-type="float" office:value="309" calcext:value-type="float">
            <text:p>309</text:p>
          </table:table-cell>
          <table:table-cell table:style-name="ce26" office:value-type="float" office:value="171" calcext:value-type="float">
            <text:p>171</text:p>
          </table:table-cell>
          <table:table-cell table:style-name="ce26" office:value-type="float" office:value="72" calcext:value-type="float">
            <text:p>72</text:p>
          </table:table-cell>
          <table:table-cell table:style-name="ce26" office:value-type="float" office:value="149" calcext:value-type="float">
            <text:p>149</text:p>
          </table:table-cell>
          <table:table-cell table:style-name="ce26" office:value-type="float" office:value="207" calcext:value-type="float">
            <text:p>20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543" calcext:value-type="float">
            <text:p>54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-</text:p>
          </table:table-cell>
          <table:table-cell table:style-name="ce45" office:value-type="float" office:value="-1177" calcext:value-type="float">
            <text:p><text:s/>－1,177</text:p>
          </table:table-cell>
          <table:table-cell table:style-name="ce51" table:number-columns-repeated="1635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69" calcext:value-type="float">
            <text:p>469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62" calcext:value-type="float">
            <text:p>6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78" calcext:value-type="float">
            <text:p>278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996" calcext:value-type="float">
            <text:p>996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255" calcext:value-type="float">
            <text:p>255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134" calcext:value-type="float">
            <text:p>134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99" calcext:value-type="float">
            <text:p>9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78" calcext:value-type="float">
            <text:p>278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-527" calcext:value-type="float">
            <text:p><text:s/>－527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411" calcext:value-type="float">
            <text:p>41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37" calcext:value-type="float">
            <text:p>37</text:p>
          </table:table-cell>
          <table:table-cell table:number-columns-repeated="3" table:style-name="ce28" office:value-type="float" office:value="0" calcext:value-type="float">
            <text:p>-</text:p>
          </table:table-cell>
          <table:table-cell table:style-name="ce28" office:value-type="float" office:value="265" calcext:value-type="float">
            <text:p>26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061" calcext:value-type="float">
            <text:p>1,061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266" calcext:value-type="float">
            <text:p>266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108" calcext:value-type="float">
            <text:p>108</text:p>
          </table:table-cell>
          <table:table-cell table:number-columns-repeated="3" table:style-name="ce28" office:value-type="float" office:value="0" calcext:value-type="float">
            <text:p>-</text:p>
          </table:table-cell>
          <table:table-cell table:style-name="ce28" office:value-type="float" office:value="265" calcext:value-type="float">
            <text:p>26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-650" calcext:value-type="float">
            <text:p><text:s/>－650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804" calcext:value-type="float">
            <text:p>80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79" calcext:value-type="float">
            <text:p>7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26" calcext:value-type="float">
            <text:p>52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28" calcext:value-type="float">
            <text:p>1,82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446" calcext:value-type="float">
            <text:p>446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245" calcext:value-type="float">
            <text:p>245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173" calcext:value-type="float">
            <text:p>173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526" calcext:value-type="float">
            <text:p>52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1024" calcext:value-type="float">
            <text:p><text:s/>－1,024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19" calcext:value-type="float">
            <text:p>41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47" calcext:value-type="float">
            <text:p>4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65" calcext:value-type="float">
            <text:p>26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80" calcext:value-type="float">
            <text:p>88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79" calcext:value-type="float">
            <text:p>79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265" calcext:value-type="float">
            <text:p>26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461" calcext:value-type="float">
            <text:p><text:s/>－461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385" calcext:value-type="float">
            <text:p>38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32" calcext:value-type="float">
            <text:p>32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61" calcext:value-type="float">
            <text:p>26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48" calcext:value-type="float">
            <text:p>948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42" calcext:value-type="float">
            <text:p>142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94" calcext:value-type="float">
            <text:p>94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61" calcext:value-type="float">
            <text:p>26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563" calcext:value-type="float">
            <text:p><text:s/>－563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9" calcext:value-type="float">
            <text:p>22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4" calcext:value-type="float">
            <text:p>3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53" calcext:value-type="float">
            <text:p><text:s/>－153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0" calcext:value-type="float">
            <text:p>2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66" calcext:value-type="float">
            <text:p><text:s/>－66</text:p>
          </table:table-cell>
          <table:table-cell table:style-name="ce51" table:number-columns-repeated="1635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14" calcext:value-type="float">
            <text:p>14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87" calcext:value-type="float">
            <text:p><text:s/>－87</text:p>
          </table:table-cell>
          <table:table-cell table:style-name="ce51" table:number-columns-repeated="1635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編製</text:p>
          </table:table-cell>
          <table:table-cell table:number-columns-repeated="224"/>
        </table:table-row>
        <table:table-row table:style-name="ro6" table:number-rows-repeated="4">
          <table:table-cell table:number-columns-repeated="257"/>
        </table:table-row>
        <table:table-row table:style-name="ro10" table:number-rows-repeated="1048489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Titles" table:base-cell-address="$'11-遷徙'.$A$1" table:cell-range-address="$'11-遷徙'.$1:.$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2" style:volatile="true">
      <number:text loext:blank-width-char="-"> </number:text>
      <number:fill-character> </number:fill-character>
      <number:text loext:blank-width-char="-1">- </number:text>
    </number:number-style>
    <number:text-style style:name="N158">
      <number:text loext:blank-width-char="-"> </number:text>
      <number:text-content/>
      <number:text loext:blank-width-char="-"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9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59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fill-character> </number:fill-character>
      <number:number number:decimal-places="0" number:min-decimal-places="0" number:min-integer-digits="1" number:grouping="true"/>
    </number:number-style>
    <number:number-style style:name="N160P1" style:volatile="true">
      <number:fill-character> </number:fill-character>
      <number:number number:decimal-places="0" number:min-decimal-places="0" number:min-integer-digits="1" number:grouping="true"/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fill-character> </number:fill-character>
      <number:number number:decimal-places="0" number:min-decimal-places="0" number:min-integer-digits="1" number:grouping="true"/>
    </number:number-style>
    <number:number-style style:name="N161P1" style:volatile="true">
      <number:text> －</number:text>
      <number:fill-character> </number:fill-character>
      <number:number number:decimal-places="0" number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799cm" fo:margin-bottom="0cm" fo:margin-left="0cm" fo:margin-right="0cm" style:print-page-order="ltr" style:first-page-number="continue" style:scale-to="54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11-遷徙" style:display-name="PageStyle_11-遷徙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6-30T11:28:26</dc:date>
    <meta:print-date>2022-06-29T17:24:56</meta:print-date>
    <meta:document-statistic meta:table-count="1" meta:cell-count="2468" meta:object-count="0"/>
    <meta:generator>LibreOffice/24.2.7.2$Linux_X86_64 LibreOffice_project/420$Build-2</meta:generator>
  </office:meta>
</office:document-meta>
</file>